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aco" svg:font-family="Monaco" style:font-adornments="Normal"/>
    <style:font-face style:name="OpenSymbol" svg:font-family="OpenSymbol"/>
    <style:font-face style:name="Monospace" svg:font-family="Monospace"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fo:font-size="8pt" fo:language="en" fo:country="US" style:font-size-asian="8pt" style:font-size-complex="8pt"/>
    </style:style>
    <style:style style:name="P2" style:family="paragraph" style:parent-style-name="Text_20_body">
      <style:text-properties fo:language="en" fo:country="US"/>
    </style:style>
    <style:style style:name="P3" style:family="paragraph" style:parent-style-name="Text_20_body">
      <style:paragraph-properties fo:margin-left="0cm" fo:margin-right="0cm" fo:text-indent="0cm" style:auto-text-indent="false"/>
      <style:text-properties fo:language="en" fo:country="US"/>
    </style:style>
    <style:style style:name="P4" style:family="paragraph" style:parent-style-name="Heading">
      <style:paragraph-properties fo:margin-left="0cm" fo:margin-right="0cm" fo:text-indent="0cm" style:auto-text-indent="false"/>
      <style:text-properties fo:language="en" fo:country="US"/>
    </style:style>
    <style:style style:name="P5" style:family="paragraph" style:parent-style-name="Subtitle">
      <style:text-properties fo:language="en" fo:country="US"/>
    </style:style>
    <style:style style:name="P6" style:family="paragraph" style:parent-style-name="Text_20_body" style:master-page-name="Standard">
      <style:paragraph-properties style:page-number="auto"/>
    </style:style>
    <style:style style:name="P7" style:family="paragraph" style:parent-style-name="Text_20_body" style:list-style-name="L1">
      <style:text-properties fo:language="en" fo:country="US"/>
    </style:style>
    <style:style style:name="P8" style:family="paragraph" style:parent-style-name="Text_20_body" style:list-style-name="L2">
      <style:text-properties fo:language="en" fo:country="US"/>
    </style:style>
    <style:style style:name="P9" style:family="paragraph" style:parent-style-name="Text_20_body" style:list-style-name="L3">
      <style:text-properties fo:language="en" fo:country="US"/>
    </style:style>
    <style:style style:name="P10" style:family="paragraph" style:parent-style-name="Text_20_body" style:list-style-name="L4">
      <style:text-properties fo:language="en" fo:country="US"/>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fo:language="en" fo:country="US"/>
    </style:style>
    <style:style style:name="P13" style:family="paragraph" style:parent-style-name="Heading_20_1">
      <style:text-properties fo:language="en" fo:country="US"/>
    </style:style>
    <style:style style:name="P14" style:family="paragraph" style:parent-style-name="Heading_20_1">
      <style:paragraph-properties fo:break-before="page"/>
      <style:text-properties fo:language="en" fo:country="US"/>
    </style:style>
    <style:style style:name="P15" style:family="paragraph" style:parent-style-name="Heading_20_2">
      <style:text-properties fo:language="en" fo:country="US"/>
    </style:style>
    <style:style style:name="P16" style:family="paragraph" style:parent-style-name="Heading_20_2">
      <style:paragraph-properties fo:break-before="page"/>
    </style:style>
    <style:style style:name="P17" style:family="paragraph" style:parent-style-name="Heading_20_2">
      <style:paragraph-properties fo:break-before="page"/>
      <style:text-properties fo:language="en" fo:country="US"/>
    </style:style>
    <style:style style:name="P18" style:family="paragraph" style:parent-style-name="Code_20_Source">
      <style:text-properties fo:language="en" fo:country="US"/>
    </style:style>
    <style:style style:name="P19" style:family="paragraph" style:parent-style-name="Code_20_Source">
      <style:text-properties fo:color="#000000" style:font-name="Monaco" fo:language="en" fo:country="US"/>
    </style:style>
    <style:style style:name="P20" style:family="paragraph" style:parent-style-name="Code_20_Source">
      <style:text-properties fo:color="#198a8a"/>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Contents_20_2">
      <style:paragraph-properties>
        <style:tab-stops>
          <style:tab-stop style:position="17cm" style:type="right" style:leader-style="dotted" style:leader-text="."/>
        </style:tab-stops>
      </style:paragraph-properties>
    </style:style>
    <style:style style:name="P24"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color="#3f5fbf"/>
    </style:style>
    <style:style style:name="T2" style:family="text">
      <style:text-properties fo:color="#3f5fbf" style:text-underline-style="solid" style:text-underline-width="auto" style:text-underline-color="font-color"/>
    </style:style>
    <style:style style:name="T3" style:family="text">
      <style:text-properties fo:color="#000000"/>
    </style:style>
    <style:style style:name="T4" style:family="text">
      <style:text-properties fo:color="#000000" style:font-name="Monaco"/>
    </style:style>
    <style:style style:name="T5" style:family="text">
      <style:text-properties fo:color="#000000" fo:font-style="italic" style:font-style-asian="italic" style:font-style-complex="italic"/>
    </style:style>
    <style:style style:name="T6" style:family="text">
      <style:text-properties fo:color="#000000" style:font-name="Monospace" style:font-name-asian="Monospace" style:font-name-complex="Monospace"/>
    </style:style>
    <style:style style:name="T7" style:family="text">
      <style:text-properties fo:color="#000000" style:font-name="Monospace" fo:language="en" fo:country="US" style:font-name-asian="Monospace" style:font-name-complex="Monospace"/>
    </style:style>
    <style:style style:name="T8" style:family="text">
      <style:text-properties fo:color="#646464"/>
    </style:style>
    <style:style style:name="T9" style:family="text">
      <style:text-properties fo:color="#7f0055" style:font-name="Monaco" fo:font-weight="bold" style:font-weight-asian="bold"/>
    </style:style>
    <style:style style:name="T10" style:family="text">
      <style:text-properties fo:color="#7f0055" fo:font-weight="bold" style:font-weight-asian="bold" style:font-weight-complex="bold"/>
    </style:style>
    <style:style style:name="T11" style:family="text">
      <style:text-properties fo:color="#0000c0"/>
    </style:style>
    <style:style style:name="T12" style:family="text">
      <style:text-properties fo:color="#0000c0" style:font-name="Monaco"/>
    </style:style>
    <style:style style:name="T13" style:family="text">
      <style:text-properties fo:color="#0000c0" style:font-name="Monaco" fo:font-style="italic" style:font-style-asian="italic"/>
    </style:style>
    <style:style style:name="T14" style:family="text">
      <style:text-properties fo:color="#0000c0" fo:font-style="italic" style:font-style-asian="italic" style:font-style-complex="italic"/>
    </style:style>
    <style:style style:name="T15" style:family="text">
      <style:text-properties fo:color="#3f7f5f"/>
    </style:style>
    <style:style style:name="T16" style:family="text">
      <style:text-properties fo:color="#3f7f5f" style:font-name="Monaco"/>
    </style:style>
    <style:style style:name="T17" style:family="text">
      <style:text-properties fo:color="#3f7f5f" style:text-underline-style="solid" style:text-underline-width="auto" style:text-underline-color="font-color"/>
    </style:style>
    <style:style style:name="T18" style:family="text">
      <style:text-properties fo:color="#3f7f5f" style:text-underline-style="none"/>
    </style:style>
    <style:style style:name="T19" style:family="text">
      <style:text-properties fo:color="#2a00ff"/>
    </style:style>
    <style:style style:name="T20" style:family="text">
      <style:text-properties fo:color="#2a00ff" style:font-name="Monaco"/>
    </style:style>
    <style:style style:name="T21" style:family="text">
      <style:text-properties style:text-underline-style="solid" style:text-underline-width="auto" style:text-underline-color="font-color"/>
    </style:style>
    <style:style style:name="T22" style:family="text">
      <style:text-properties fo:color="#7f9fbf"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fo:language="en" fo:country="U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
      <text:p text:style-name="P4">Distributed Systems PRAC2</text:p>
      <text:p text:style-name="P5">Joan Maldonado &amp; Josep Rodríguez</text:p>
      <text:p text:style-name="Subtitle">Consultants: Pedro Antonio García López &amp; Manel Pérez Bondia</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Table of Contents</text:p>
          </text:index-title>
          <text:p text:style-name="P21"><text:a xlink:type="simple" xlink:href="#__RefHeading__2627_1105286261" text:style-name="Index_20_Link" text:visited-style-name="Index_20_Link">Introduction to Raft<text:tab/>3</text:a></text:p>
          <text:p text:style-name="P21"><text:a xlink:type="simple" xlink:href="#__RefHeading__2629_1105286261" text:style-name="Index_20_Link" text:visited-style-name="Index_20_Link">Decisions in implementation<text:tab/>3</text:a></text:p>
          <text:p text:style-name="P23"><text:a xlink:type="simple" xlink:href="#__RefHeading__2631_1105286261" text:style-name="Index_20_Link" text:visited-style-name="Index_20_Link">Multithreaded implementation<text:tab/>3</text:a></text:p>
          <text:p text:style-name="P23"><text:a xlink:type="simple" xlink:href="#__RefHeading__2633_1105286261" text:style-name="Index_20_Link" text:visited-style-name="Index_20_Link">RMI Methods<text:tab/>4</text:a></text:p>
          <text:p text:style-name="P23"><text:a xlink:type="simple" xlink:href="#__RefHeading__2635_1105286261" text:style-name="Index_20_Link" text:visited-style-name="Index_20_Link">Thread safety<text:tab/>4</text:a></text:p>
          <text:p text:style-name="P21"><text:a xlink:type="simple" xlink:href="#__RefHeading__2637_1105286261" text:style-name="Index_20_Link" text:visited-style-name="Index_20_Link">Key source code portions<text:tab/>5</text:a></text:p>
          <text:p text:style-name="P23"><text:a xlink:type="simple" xlink:href="#__RefHeading__2519_1726739217" text:style-name="Index_20_Link" text:visited-style-name="Index_20_Link">RaftThread<text:tab/>6</text:a></text:p>
          <text:p text:style-name="P23"><text:a xlink:type="simple" xlink:href="#__RefHeading__2639_1105286261" text:style-name="Index_20_Link" text:visited-style-name="Index_20_Link">HeartBeatSenderThread<text:tab/>7</text:a></text:p>
          <text:p text:style-name="P23"><text:a xlink:type="simple" xlink:href="#__RefHeading__2643_1105286261" text:style-name="Index_20_Link" text:visited-style-name="Index_20_Link">Request<text:tab/>9</text:a></text:p>
          <text:p text:style-name="P23"><text:a xlink:type="simple" xlink:href="#__RefHeading__2645_1105286261" text:style-name="Index_20_Link" text:visited-style-name="Index_20_Link">appendEntries<text:tab/>9</text:a></text:p>
          <text:p text:style-name="P23"><text:a xlink:type="simple" xlink:href="#__RefHeading__2647_1105286261" text:style-name="Index_20_Link" text:visited-style-name="Index_20_Link">FollowerAppendEntries<text:tab/>10</text:a></text:p>
          <text:p text:style-name="P23"><text:a xlink:type="simple" xlink:href="#__RefHeading__2649_1105286261" text:style-name="Index_20_Link" text:visited-style-name="Index_20_Link">grantVote<text:tab/>11</text:a></text:p>
          <text:p text:style-name="P23"><text:a xlink:type="simple" xlink:href="#__RefHeading__2651_1105286261" text:style-name="Index_20_Link" text:visited-style-name="Index_20_Link">StartElection<text:tab/>11</text:a></text:p>
          <text:p text:style-name="P21"><text:a xlink:type="simple" xlink:href="#__RefHeading__2653_1105286261" text:style-name="Index_20_Link" text:visited-style-name="Index_20_Link">Testing the code<text:tab/>13</text:a></text:p>
          <text:p text:style-name="P21"><text:a xlink:type="simple" xlink:href="#__RefHeading__2655_1105286261" text:style-name="Index_20_Link" text:visited-style-name="Index_20_Link">How to run Raft Consensus algorithm's implementation<text:tab/>13</text:a></text:p>
          <text:p text:style-name="P21"><text:a xlink:type="simple" xlink:href="#__RefHeading__2657_1105286261" text:style-name="Index_20_Link" text:visited-style-name="Index_20_Link">Conclusions<text:tab/>13</text:a></text:p>
          <text:p text:style-name="P24"><text:a xlink:type="simple" xlink:href="#__RefHeading__2521_1726739217" text:style-name="Index_20_Link" text:visited-style-name="Index_20_Link">Known limitations<text:tab/>13</text:a></text:p>
        </text:index-body>
      </text:table-of-content>
      <text:p text:style-name="P2"/>
      <text:h text:style-name="P14" text:outline-level="1"><text:bookmark-start text:name="__RefHeading__2627_1105286261"/>Introduction to Raft<text:bookmark-end text:name="__RefHeading__2627_1105286261"/></text:h>
      <text:p text:style-name="P3">Raft is a consensus algorithm for managing a replicated log. Raft’s main goal is to be more understandable than Paxos and also provides a better foundation for building practical systems.</text:p>
      <text:p text:style-name="P3">In order to enhance understandability, Raft separates the key elements of consensus, such as leader election, log replication, and safety, and it enforces a stronger degree of coherency to reduce the number of states that must be considered.</text:p>
      <text:p text:style-name="P3">Thus, Raft provides an initial base to build upon algorithms with the need to replicate data in a consistent manner across a cluster.</text:p>
      <text:p text:style-name="P3">This paper describes the implementation of Raft algorithm based on RMI invocations.</text:p>
      <text:h text:style-name="P13" text:outline-level="1"><text:bookmark-start text:name="__RefHeading__2629_1105286261"/>Decisions in implementation<text:bookmark-end text:name="__RefHeading__2629_1105286261"/></text:h>
      <text:h text:style-name="P15" text:outline-level="2"><text:bookmark-start text:name="__RefHeading__2631_1105286261"/>Multithreaded implementation<text:bookmark-end text:name="__RefHeading__2631_1105286261"/></text:h>
      <text:p text:style-name="P3">Our starting point was the skeleton of a RMI cluster that offered the typical raft methods for other servers and clients to invoke:</text:p>
      <text:list xml:id="list18449470641" text:style-name="L1">
        <text:list-item>
          <text:p text:style-name="P7">requestVote</text:p>
        </text:list-item>
        <text:list-item>
          <text:p text:style-name="P7">appendHeartbeat</text:p>
        </text:list-item>
        <text:list-item>
          <text:p text:style-name="P7">requestOperation</text:p>
        </text:list-item>
      </text:list>
      <text:p text:style-name="P3">The initial implementation of this skeleton was aimed to take advantage of Java’s Timer and TimerTask API’s to implement Raft’s workflow.</text:p>
      <text:p text:style-name="P3">We decided to migrate this approach towards the implementation of different Thread’s to gain higher control over the flow of the application. This was mainly due to the fact that Timer and TimerTask’s API’s do not grant that the cancellation of a task will ensure that it won’t be ever executed again.</text:p>
      <text:p text:style-name="P3">Furthermore, the aforementioned API didn’t gave us the flexibility to decide exactly at which point in time the code would be ran.</text:p>
      <text:p text:style-name="P3">In consequence, we created four different thread classes:</text:p>
      <text:list xml:id="list14050976041" text:style-name="L2">
        <text:list-item>
          <text:p text:style-name="P8">CommitterThread, whose job is to commit the data that has been replicated safely across the cluster. It is created only once at the start of the cluster.</text:p>
        </text:list-item>
      </text:list>
      <text:list xml:id="list13354910921" text:style-name="L3">
        <text:list-item>
          <text:p text:style-name="P9">HeartBeatSenderThread, who is responsible to send heartbeat messages to a single follower with the data to persist if any. This thread is created once for each follower when a server becomes a leader.</text:p>
        </text:list-item>
        <text:list-item>
          <text:p text:style-name="P9">LeaderWatcherThread, whose main goal is to detect that the leader is not sending heartbeats anymore. It is created alongside the committer thread just once in the lifetime of the node.</text:p>
        </text:list-item>
        <text:list-item>
          <text:p text:style-name="P9">VoteRequesterThread is the class in charge to request the vote of the rest of the cluster during a votation. Similarly to the heartbeat sender, it will be created once for every votation and possible follower.<text:tab/></text:p>
        </text:list-item>
      </text:list>
      <text:p text:style-name="P2">All of the above extend a class named RaftThread that eases up some tasks that are <text:soft-page-break/>common across the threads defined previously.</text:p>
      <text:h text:style-name="P15" text:outline-level="2"><text:bookmark-start text:name="__RefHeading__2633_1105286261"/>RMI Methods<text:bookmark-end text:name="__RefHeading__2633_1105286261"/></text:h>
      <text:p text:style-name="P3">Another decision taken during the implementation of the Raft algorithm was to split the RMI methods into different methods depending on the current state of the node. Thus we could safely modify the behaviour of a state without affecting the others.</text:p>
      <text:h text:style-name="P15" text:outline-level="2"><text:bookmark-start text:name="__RefHeading__2635_1105286261"/>Thread safety<text:bookmark-end text:name="__RefHeading__2635_1105286261"/></text:h>
      <text:p text:style-name="P3">To ensure that the cluster remains thread safe, we have guarded using a synchronized block the code fragments that require access to the state of the raft cluster, as for example when evaluating whether an index is committed, or if a vote has already been granted for a given term.</text:p>
      <text:h text:style-name="P14" text:outline-level="1"><text:bookmark-start text:name="__RefHeading__2637_1105286261"/>Key source code portions<text:bookmark-end text:name="__RefHeading__2637_1105286261"/></text:h>
      <text:h text:style-name="P17" text:outline-level="2"><text:bookmark-start text:name="__RefHeading__2519_1726739217"/>RaftThread<text:bookmark-end text:name="__RefHeading__2519_1726739217"/></text:h>
      <text:p text:style-name="P3">The threads that have been implemented to perform Raft's work flow all override from this abstract class that offers a simple API to a never ending thread.</text:p>
      <text:list xml:id="list43747289" text:style-name="Numérotation_20_Code">
        <text:list-item>
          <text:p text:style-name="Code_20_Source">/**</text:p>
        </text:list-item>
        <text:list-item>
          <text:p text:style-name="Code_20_Source"><text:tab/> * <text:span text:style-name="T21">Auxiliar</text:span> thread that handles a loop inside its run method.</text:p>
        </text:list-item>
        <text:list-item>
          <text:p text:style-name="Code_20_Source"><text:tab/> * </text:p>
        </text:list-item>
        <text:list-item>
          <text:p text:style-name="Code_20_Source"><text:span text:style-name="T1"><text:tab/> * </text:span><text:span text:style-name="T22">@author</text:span><text:span text:style-name="T1"> </text:span><text:span text:style-name="T2">josep</text:span></text:p>
        </text:list-item>
        <text:list-item>
          <text:p text:style-name="Code_20_Source"><text:tab/> * </text:p>
        </text:list-item>
        <text:list-item>
          <text:p text:style-name="Code_20_Source"><text:tab/> */</text:p>
        </text:list-item>
        <text:list-item>
          <text:p text:style-name="Code_20_Source"><text:span text:style-name="T3"><text:tab/></text:span><text:span text:style-name="T10">public</text:span><text:span text:style-name="T3"> </text:span><text:span text:style-name="T10">abstract</text:span><text:span text:style-name="T3"> </text:span><text:span text:style-name="T10">class</text:span><text:span text:style-name="T3"> RaftThread </text:span><text:span text:style-name="T10">extends</text:span><text:span text:style-name="T3"> Thread {</text:span></text:p>
        </text:list-item>
        <text:list-item>
          <text:p text:style-name="Code_20_Source"/>
        </text:list-item>
        <text:list-item>
          <text:p text:style-name="Code_20_Source"><text:span text:style-name="T3"><text:tab/><text:tab/></text:span><text:span text:style-name="T10">private</text:span><text:span text:style-name="T3"> AtomicBoolean </text:span><text:span text:style-name="T11">stop</text:span><text:span text:style-name="T3"> = </text:span><text:span text:style-name="T10">new</text:span><text:span text:style-name="T3"> AtomicBoolean(</text:span><text:span text:style-name="T10">true</text:span><text:span text:style-name="T3">);</text:span></text:p>
        </text:list-item>
        <text:list-item>
          <text:p text:style-name="Code_20_Source"><text:span text:style-name="T3"><text:tab/><text:tab/></text:span><text:span text:style-name="T10">private</text:span><text:span text:style-name="T3"> AtomicBoolean </text:span><text:span text:style-name="T11">sleeping</text:span><text:span text:style-name="T3"> = </text:span><text:span text:style-name="T10">new</text:span><text:span text:style-name="T3"> AtomicBoolean(</text:span><text:span text:style-name="T10">false</text:span><text:span text:style-name="T3">);</text:span></text:p>
        </text:list-item>
        <text:list-item>
          <text:p text:style-name="Code_20_Source"/>
        </text:list-item>
        <text:list-item>
          <text:p text:style-name="Code_20_Source"><text:span text:style-name="T3"><text:tab/><text:tab/></text:span><text:span text:style-name="T15">/*</text:span></text:p>
        </text:list-item>
        <text:list-item>
          <text:p text:style-name="Code_20_Source"><text:tab/><text:tab/> * (non-<text:span text:style-name="T21">Javadoc</text:span>)</text:p>
        </text:list-item>
        <text:list-item>
          <text:p text:style-name="Code_20_Source"><text:tab/><text:tab/> * </text:p>
        </text:list-item>
        <text:list-item>
          <text:p text:style-name="Code_20_Source"><text:tab/><text:tab/> * @see java.lang.Thread#run()</text:p>
        </text:list-item>
        <text:list-item>
          <text:p text:style-name="Code_20_Source"><text:tab/><text:tab/> */</text:p>
        </text:list-item>
        <text:list-item>
          <text:p text:style-name="Code_20_Source"><text:span text:style-name="T3"><text:tab/><text:tab/></text:span><text:span text:style-name="T8">@Override</text:span></text:p>
        </text:list-item>
        <text:list-item>
          <text:p text:style-name="Code_20_Source"><text:span text:style-name="T3"><text:tab/><text:tab/></text:span><text:span text:style-name="T10">public</text:span><text:span text:style-name="T3"> </text:span><text:span text:style-name="T10">final</text:span><text:span text:style-name="T3"> </text:span><text:span text:style-name="T10">void</text:span><text:span text:style-name="T3"> run() {</text:span></text:p>
        </text:list-item>
        <text:list-item>
          <text:p text:style-name="Code_20_Source"><text:span text:style-name="T3"><text:tab/><text:tab/><text:tab/></text:span><text:span text:style-name="T15">// on entering run, set stop to false.</text:span></text:p>
        </text:list-item>
        <text:list-item>
          <text:p text:style-name="Code_20_Source"><text:span text:style-name="T3"><text:tab/><text:tab/><text:tab/></text:span><text:span text:style-name="T11">stop</text:span><text:span text:style-name="T3">.set(</text:span><text:span text:style-name="T10">false</text:span><text:span text:style-name="T3">);</text:span></text:p>
        </text:list-item>
        <text:list-item>
          <text:p text:style-name="Code_20_Source"><text:span text:style-name="T3"><text:tab/><text:tab/><text:tab/></text:span><text:span text:style-name="T15">// If stop is true, finish the thread.</text:span></text:p>
        </text:list-item>
        <text:list-item>
          <text:p text:style-name="Code_20_Source"><text:span text:style-name="T3"><text:tab/><text:tab/><text:tab/></text:span><text:span text:style-name="T10">while</text:span><text:span text:style-name="T3"> (!</text:span><text:span text:style-name="T11">stop</text:span><text:span text:style-name="T3">.get()) {</text:span></text:p>
        </text:list-item>
        <text:list-item>
          <text:p text:style-name="Code_20_Source"><text:span text:style-name="T3"><text:tab/><text:tab/><text:tab/><text:tab/></text:span><text:span text:style-name="T10">if</text:span><text:span text:style-name="T3"> ( </text:span><text:span text:style-name="T11">connected</text:span><text:span text:style-name="T3">.get() ) {</text:span></text:p>
        </text:list-item>
        <text:list-item>
          <text:p text:style-name="Code_20_Source"><text:span text:style-name="T3"><text:tab/><text:tab/><text:tab/><text:tab/><text:tab/></text:span><text:span text:style-name="T10">try</text:span><text:span text:style-name="T3"> {</text:span></text:p>
        </text:list-item>
        <text:list-item>
          <text:p text:style-name="Code_20_Source"><text:span text:style-name="T3"><text:tab/><text:tab/><text:tab/><text:tab/><text:tab/><text:tab/></text:span><text:span text:style-name="T15">// Execute abstract operation that performs its work.</text:span></text:p>
        </text:list-item>
        <text:list-item>
          <text:p text:style-name="Code_20_Source"><text:tab/><text:tab/><text:tab/><text:tab/><text:tab/><text:tab/>onIteration();</text:p>
        </text:list-item>
        <text:list-item>
          <text:p text:style-name="Code_20_Source"><text:span text:style-name="T3"><text:tab/><text:tab/><text:tab/><text:tab/><text:tab/>} </text:span><text:span text:style-name="T10">catch</text:span><text:span text:style-name="T3"> (Exception e){</text:span></text:p>
        </text:list-item>
        <text:list-item>
          <text:p text:style-name="Code_20_Source"><text:span text:style-name="T3"><text:tab/><text:tab/><text:tab/><text:tab/><text:tab/><text:tab/></text:span><text:span text:style-name="T15">// </text:span><text:span text:style-name="T17">Nop</text:span></text:p>
        </text:list-item>
        <text:list-item>
          <text:p text:style-name="Code_20_Source"><text:tab/><text:tab/><text:tab/><text:tab/><text:tab/><text:tab/>e.printStackTrace();</text:p>
        </text:list-item>
        <text:list-item>
          <text:p text:style-name="Code_20_Source"><text:tab/><text:tab/><text:tab/><text:tab/><text:tab/>}</text:p>
        </text:list-item>
        <text:list-item>
          <text:p text:style-name="Code_20_Source"><text:tab/><text:tab/><text:tab/><text:tab/>}</text:p>
        </text:list-item>
        <text:list-item>
          <text:p text:style-name="Code_20_Source"/>
        </text:list-item>
        <text:list-item>
          <text:p text:style-name="Code_20_Source"><text:span text:style-name="T3"><text:tab/><text:tab/><text:tab/><text:tab/></text:span><text:span text:style-name="T15">// Do not sleep if the thread has been stopped during</text:span></text:p>
        </text:list-item>
        <text:list-item>
          <text:p text:style-name="Code_20_Source"><text:span text:style-name="T3"><text:tab/><text:tab/><text:tab/><text:tab/></text:span><text:span text:style-name="T15">// onIteration.</text:span></text:p>
        </text:list-item>
        <text:list-item>
          <text:p text:style-name="Code_20_Source"><text:span text:style-name="T3"><text:tab/><text:tab/><text:tab/><text:tab/></text:span><text:span text:style-name="T10">if</text:span><text:span text:style-name="T3"> (</text:span><text:span text:style-name="T11">stop</text:span><text:span text:style-name="T3">.get()) {</text:span></text:p>
        </text:list-item>
        <text:list-item>
          <text:p text:style-name="Code_20_Source"><text:span text:style-name="T3"><text:tab/><text:tab/><text:tab/><text:tab/><text:tab/></text:span><text:span text:style-name="T10">break</text:span><text:span text:style-name="T3">;</text:span></text:p>
        </text:list-item>
        <text:list-item>
          <text:p text:style-name="Code_20_Source"><text:tab/><text:tab/><text:tab/><text:tab/>}</text:p>
        </text:list-item>
        <text:list-item>
          <text:p text:style-name="Code_20_Source"/>
        </text:list-item>
        <text:list-item>
          <text:p text:style-name="Code_20_Source"><text:span text:style-name="T3"><text:tab/><text:tab/><text:tab/><text:tab/></text:span><text:span text:style-name="T15">// Sleep until needed again.</text:span></text:p>
        </text:list-item>
        <text:list-item>
          <text:p text:style-name="Code_20_Source"><text:tab/><text:tab/><text:tab/><text:tab/>doSleep();</text:p>
        </text:list-item>
        <text:list-item>
          <text:p text:style-name="Code_20_Source"><text:tab/><text:tab/><text:tab/>}</text:p>
        </text:list-item>
        <text:list-item>
          <text:p text:style-name="Code_20_Source"><text:tab/><text:tab/><text:tab/>onGoodBye();</text:p>
        </text:list-item>
        <text:list-item>
          <text:p text:style-name="Code_20_Source"><text:tab/><text:tab/>}</text:p>
        </text:list-item>
        <text:list-item>
          <text:p text:style-name="Code_20_Source"/>
        </text:list-item>
        <text:list-item>
          <text:p text:style-name="Code_20_Source"><text:span text:style-name="T3"><text:tab/><text:tab/></text:span><text:span text:style-name="T1">/**</text:span></text:p>
        </text:list-item>
        <text:list-item>
          <text:p text:style-name="Code_20_Source"><text:tab/><text:tab/> * Lets subclasses do things on end of the thread.</text:p>
        </text:list-item>
        <text:list-item>
          <text:p text:style-name="Code_20_Source"><text:tab/><text:tab/> */</text:p>
        </text:list-item>
        <text:list-item>
          <text:p text:style-name="Code_20_Source"><text:span text:style-name="T3"><text:tab/><text:tab/></text:span><text:span text:style-name="T10">protected</text:span><text:span text:style-name="T3"> </text:span><text:span text:style-name="T10">void</text:span><text:span text:style-name="T3"> onGoodBye() {</text:span></text:p>
        </text:list-item>
        <text:list-item>
          <text:p text:style-name="Code_20_Source"><text:span text:style-name="T3"><text:tab/><text:tab/><text:tab/></text:span><text:span text:style-name="T15">// </text:span><text:span text:style-name="T17">Nop</text:span></text:p>
        </text:list-item>
        <text:list-item>
          <text:p text:style-name="Code_20_Source"><text:tab/><text:tab/>}</text:p>
        </text:list-item>
        <text:list-item>
          <text:p text:style-name="Code_20_Source"/>
        </text:list-item>
        <text:list-item>
          <text:p text:style-name="Code_20_Source"><text:span text:style-name="T3"><text:tab/><text:tab/></text:span><text:span text:style-name="T1">/**</text:span></text:p>
        </text:list-item>
        <text:list-item>
          <text:p text:style-name="Code_20_Source"><text:tab/><text:tab/> * Sleeps until the thread is needed again.</text:p>
        </text:list-item>
        <text:list-item>
          <text:p text:style-name="Code_20_Source"><text:tab/><text:tab/> */</text:p>
        </text:list-item>
        <text:list-item>
          <text:p text:style-name="Code_20_Source"><text:span text:style-name="T3"><text:tab/><text:tab/></text:span><text:span text:style-name="T10">private</text:span><text:span text:style-name="T3"> </text:span><text:span text:style-name="T10">final</text:span><text:span text:style-name="T3"> </text:span><text:span text:style-name="T10">void</text:span><text:span text:style-name="T3"> doSleep() {</text:span></text:p>
        </text:list-item>
        <text:list-item>
          <text:p text:style-name="Code_20_Source"><text:span text:style-name="T3"><text:tab/><text:tab/><text:tab/></text:span><text:span text:style-name="T10">try</text:span><text:span text:style-name="T3"> {</text:span></text:p>
        </text:list-item>
        <text:list-item>
          <text:p text:style-name="Code_20_Source"><text:span text:style-name="T3"><text:tab/><text:tab/><text:tab/><text:tab/></text:span><text:span text:style-name="T11">sleeping</text:span><text:span text:style-name="T3">.set(</text:span><text:span text:style-name="T10">true</text:span><text:span text:style-name="T3">);</text:span></text:p>
        </text:list-item>
        <text:list-item>
          <text:p text:style-name="Code_20_Source"><text:span text:style-name="T3"><text:tab/><text:tab/><text:tab/><text:tab/></text:span><text:span text:style-name="T10">long</text:span><text:span text:style-name="T3"> l = getAwakeTimestamp() - System.</text:span><text:span text:style-name="T5">currentTimeMillis</text:span><text:span text:style-name="T3">();</text:span></text:p>
        </text:list-item>
        <text:list-item>
          <text:p text:style-name="Code_20_Source"><text:span text:style-name="T3"><text:tab/><text:tab/><text:tab/><text:tab/></text:span><text:span text:style-name="T15">// Minimum sleep for 10 </text:span><text:span text:style-name="T17">millis</text:span><text:span text:style-name="T15">.</text:span></text:p>
        </text:list-item>
        <text:list-item>
          <text:p text:style-name="Code_20_Source"><text:tab/><text:tab/><text:tab/><text:tab/>l = Math.<text:span text:style-name="T23">max</text:span>(l, 10l);</text:p>
        </text:list-item>
        <text:list-item>
          <text:p text:style-name="Code_20_Source"><text:tab/><text:tab/><text:tab/><text:tab/><text:span text:style-name="T23">sleep</text:span>(l);</text:p>
        </text:list-item>
        <text:list-item>
          <text:p text:style-name="Code_20_Source"><text:span text:style-name="T3"><text:tab/><text:tab/><text:tab/>} </text:span><text:span text:style-name="T10">catch</text:span><text:span text:style-name="T3"> (InterruptedException e) {</text:span></text:p>
        </text:list-item>
        <text:list-item>
          <text:p text:style-name="Code_20_Source"><text:span text:style-name="T3"><text:tab/><text:tab/><text:tab/><text:tab/></text:span><text:span text:style-name="T15">// Thread has been </text:span><text:span text:style-name="T17">awoken</text:span><text:span text:style-name="T15"> by another one to start working ASAP.</text:span></text:p>
        </text:list-item>
        <text:list-item>
          <text:p text:style-name="Code_20_Source"><text:span text:style-name="T3"><text:tab/><text:tab/><text:tab/>} </text:span><text:span text:style-name="T10">finally</text:span><text:span text:style-name="T3"> {</text:span></text:p>
        </text:list-item>
        <text:list-item>
          <text:p text:style-name="Code_20_Source"><text:span text:style-name="T3"><text:tab/><text:tab/><text:tab/><text:tab/></text:span><text:span text:style-name="T11">sleeping</text:span><text:span text:style-name="T3">.set(</text:span><text:span text:style-name="T10">false</text:span><text:span text:style-name="T3">);</text:span></text:p>
        </text:list-item>
        <text:list-item>
          <text:p text:style-name="Code_20_Source"><text:tab/><text:tab/><text:tab/>}</text:p>
        </text:list-item>
        <text:list-item>
          <text:p text:style-name="Code_20_Source"><text:tab/><text:tab/>}</text:p>
        </text:list-item>
        <text:list-item>
          <text:p text:style-name="Code_20_Source"/>
        </text:list-item>
        <text:list-item>
          <text:p text:style-name="Code_20_Source"><text:span text:style-name="T3"><text:tab/><text:tab/></text:span><text:span text:style-name="T1">/**</text:span></text:p>
        </text:list-item>
        <text:list-item>
          <text:p text:style-name="Code_20_Source"><text:tab/><text:tab/> * Stops the thread.</text:p>
        </text:list-item>
        <text:list-item>
          <text:p text:style-name="Code_20_Source"><text:tab/><text:tab/> */</text:p>
        </text:list-item>
        <text:list-item>
          <text:p text:style-name="Code_20_Source"><text:span text:style-name="T3"><text:tab/><text:tab/></text:span><text:span text:style-name="T10">public</text:span><text:span text:style-name="T3"> </text:span><text:span text:style-name="T10">final</text:span><text:span text:style-name="T3"> </text:span><text:span text:style-name="T10">void</text:span><text:span text:style-name="T3"> stopThread() {</text:span></text:p>
        </text:list-item>
        <text:list-item>
          <text:p text:style-name="Code_20_Source"><text:span text:style-name="T3"><text:tab/><text:tab/><text:tab/></text:span><text:span text:style-name="T11">stop</text:span><text:span text:style-name="T3">.set(</text:span><text:span text:style-name="T10">true</text:span><text:span text:style-name="T3">);</text:span></text:p>
        </text:list-item>
        <text:list-item>
          <text:p text:style-name="Code_20_Source"><text:span text:style-name="T3"><text:tab/><text:tab/><text:tab/></text:span><text:span text:style-name="T15">// To make it finish as soon as possible.</text:span></text:p>
        </text:list-item>
        <text:list-item>
          <text:p text:style-name="Code_20_Source"><text:tab/><text:tab/><text:tab/>awakeThread();</text:p>
        </text:list-item>
        <text:list-item>
          <text:p text:style-name="Code_20_Source"><text:tab/><text:tab/>}</text:p>
        </text:list-item>
        <text:list-item>
          <text:p text:style-name="Code_20_Source"/>
        </text:list-item>
        <text:list-item>
          <text:p text:style-name="Code_20_Source"><text:span text:style-name="T3"><text:tab/><text:tab/></text:span><text:span text:style-name="T1">/**</text:span></text:p>
        </text:list-item>
        <text:list-item>
          <text:p text:style-name="Code_20_Source"><text:tab/><text:tab/> * Awakes the thread if it is sleeping to start working ASAP.</text:p>
        </text:list-item>
        <text:list-item>
          <text:p text:style-name="Code_20_Source"><text:tab/><text:tab/> */</text:p>
        </text:list-item>
        <text:list-item>
          <text:p text:style-name="Code_20_Source"><text:span text:style-name="T3"><text:tab/><text:tab/></text:span><text:span text:style-name="T10">public</text:span><text:span text:style-name="T3"> </text:span><text:span text:style-name="T10">final</text:span><text:span text:style-name="T3"> </text:span><text:span text:style-name="T10">void</text:span><text:span text:style-name="T3"> awakeThread() {</text:span></text:p>
        </text:list-item>
        <text:list-item>
          <text:p text:style-name="Code_20_Source"><text:soft-page-break/><text:span text:style-name="T3"><text:tab/><text:tab/><text:tab/></text:span><text:span text:style-name="T15">// Interrupt if thread is sleeping needed.</text:span></text:p>
        </text:list-item>
        <text:list-item>
          <text:p text:style-name="Code_20_Source"><text:span text:style-name="T3"><text:tab/><text:tab/><text:tab/></text:span><text:span text:style-name="T10">if</text:span><text:span text:style-name="T3"> (</text:span><text:span text:style-name="T11">sleeping</text:span><text:span text:style-name="T3">.get()) {</text:span></text:p>
        </text:list-item>
        <text:list-item>
          <text:p text:style-name="Code_20_Source"><text:tab/><text:tab/><text:tab/><text:tab/>interrupt();</text:p>
        </text:list-item>
        <text:list-item>
          <text:p text:style-name="Code_20_Source"><text:tab/><text:tab/><text:tab/>}</text:p>
        </text:list-item>
        <text:list-item>
          <text:p text:style-name="Code_20_Source"><text:tab/><text:tab/>}</text:p>
        </text:list-item>
        <text:list-item>
          <text:p text:style-name="Code_20_Source"/>
        </text:list-item>
        <text:list-item>
          <text:p text:style-name="Code_20_Source"><text:span text:style-name="T3"><text:tab/><text:tab/></text:span><text:span text:style-name="T1">/**</text:span></text:p>
        </text:list-item>
        <text:list-item>
          <text:p text:style-name="Code_20_Source"><text:tab/><text:tab/> * Executed every time the thread has to be awakened.</text:p>
        </text:list-item>
        <text:list-item>
          <text:p text:style-name="Code_20_Source"><text:tab/><text:tab/> */</text:p>
        </text:list-item>
        <text:list-item>
          <text:p text:style-name="Code_20_Source"><text:span text:style-name="T3"><text:tab/><text:tab/></text:span><text:span text:style-name="T10">protected</text:span><text:span text:style-name="T3"> </text:span><text:span text:style-name="T10">abstract</text:span><text:span text:style-name="T3"> </text:span><text:span text:style-name="T10">void</text:span><text:span text:style-name="T3"> onIteration();</text:span></text:p>
        </text:list-item>
        <text:list-item>
          <text:p text:style-name="Code_20_Source"/>
        </text:list-item>
        <text:list-item>
          <text:p text:style-name="Code_20_Source"><text:span text:style-name="T3"><text:tab/><text:tab/></text:span><text:span text:style-name="T1">/**</text:span></text:p>
        </text:list-item>
        <text:list-item>
          <text:p text:style-name="Code_20_Source"><text:span text:style-name="T1"><text:tab/><text:tab/> * </text:span><text:span text:style-name="T22">@return</text:span><text:span text:style-name="T1"> the </text:span><text:span text:style-name="T2">timestamp</text:span><text:span text:style-name="T1"> at which the thread should be </text:span><text:span text:style-name="T2">awoken</text:span><text:span text:style-name="T1">.</text:span></text:p>
        </text:list-item>
        <text:list-item>
          <text:p text:style-name="Code_20_Source"><text:tab/><text:tab/> */</text:p>
        </text:list-item>
        <text:list-item>
          <text:p text:style-name="Code_20_Source"><text:span text:style-name="T3"><text:tab/><text:tab/></text:span><text:span text:style-name="T10">protected</text:span><text:span text:style-name="T3"> </text:span><text:span text:style-name="T10">abstract</text:span><text:span text:style-name="T3"> </text:span><text:span text:style-name="T10">long</text:span><text:span text:style-name="T3"> getAwakeTimestamp();</text:span></text:p>
        </text:list-item>
        <text:list-item>
          <text:p text:style-name="Code_20_Source"><text:span text:style-name="T7">}</text:span></text:p>
        </text:list-item>
      </text:list>
      <text:h text:style-name="P15" text:outline-level="2"><text:bookmark-start text:name="__RefHeading__2639_1105286261"/>HeartBeatSenderThread<text:bookmark-end text:name="__RefHeading__2639_1105286261"/></text:h>
      <text:p text:style-name="P3">As previously mentioned, this class is responsible to send appendEntries to the followers nodes.</text:p>
      <text:p text:style-name="P3">As such, it has to send the correct data to each of them, and deliver the response of the follower according to Raft specifications.</text:p>
      <text:p text:style-name="P3"/>
      <text:list xml:id="list611746188" text:continue-list="list43747289" text:style-name="Numérotation_20_Code">
        <text:list-item text:start-value="1">
          <text:p text:style-name="P20">/**</text:p>
        </text:list-item>
        <text:list-item>
          <text:p text:style-name="P20"><text:tab/> * Thread managing <text:span text:style-name="T21">heartbeat</text:span> sending to each host.</text:p>
        </text:list-item>
        <text:list-item>
          <text:p text:style-name="P20"><text:tab/> */</text:p>
        </text:list-item>
        <text:list-item>
          <text:p text:style-name="Code_20_Source"><text:span text:style-name="T3"><text:tab/></text:span><text:span text:style-name="T10">public</text:span><text:span text:style-name="T3"> </text:span><text:span text:style-name="T10">class</text:span><text:span text:style-name="T3"> HeartBeatSenderThread </text:span><text:span text:style-name="T10">extends</text:span><text:span text:style-name="T3"> RaftThread {</text:span></text:p>
        </text:list-item>
        <text:list-item>
          <text:p text:style-name="Code_20_Source"/>
        </text:list-item>
        <text:list-item>
          <text:p text:style-name="Code_20_Source"><text:span text:style-name="T3"><text:tab/><text:tab/></text:span><text:span text:style-name="T1">/** The host to whom we send him the </text:span><text:span text:style-name="T2">heartbeats</text:span><text:span text:style-name="T1">. */</text:span></text:p>
        </text:list-item>
        <text:list-item>
          <text:p text:style-name="Code_20_Source"><text:span text:style-name="T3"><text:tab/><text:tab/></text:span><text:span text:style-name="T10">private</text:span><text:span text:style-name="T3"> Host </text:span><text:span text:style-name="T11">host</text:span><text:span text:style-name="T3">;</text:span></text:p>
        </text:list-item>
        <text:list-item>
          <text:p text:style-name="Code_20_Source"/>
        </text:list-item>
        <text:list-item>
          <text:p text:style-name="Code_20_Source"><text:span text:style-name="T3"><text:tab/><text:tab/></text:span><text:span text:style-name="T1">/** The interval that should be delayed between </text:span><text:span text:style-name="T2">heartbeats</text:span><text:span text:style-name="T1">. */</text:span></text:p>
        </text:list-item>
        <text:list-item>
          <text:p text:style-name="Code_20_Source"><text:span text:style-name="T3"><text:tab/><text:tab/></text:span><text:span text:style-name="T10">private</text:span><text:span text:style-name="T3"> </text:span><text:span text:style-name="T10">long</text:span><text:span text:style-name="T3"> </text:span><text:span text:style-name="T11">interval</text:span><text:span text:style-name="T3">;</text:span></text:p>
        </text:list-item>
        <text:list-item>
          <text:p text:style-name="Code_20_Source"/>
        </text:list-item>
        <text:list-item>
          <text:p text:style-name="Code_20_Source"><text:span text:style-name="T3"><text:tab/><text:tab/></text:span><text:span text:style-name="T1">/**</text:span></text:p>
        </text:list-item>
        <text:list-item>
          <text:p text:style-name="Code_20_Source"><text:tab/><text:tab/> * Default constructor takes a host and an interval to start sending</text:p>
        </text:list-item>
        <text:list-item>
          <text:p text:style-name="Code_20_Source"><text:tab/><text:tab/> * <text:span text:style-name="T21">heartbeats</text:span>.</text:p>
        </text:list-item>
        <text:list-item>
          <text:p text:style-name="Code_20_Source"><text:tab/><text:tab/> * </text:p>
        </text:list-item>
        <text:list-item>
          <text:p text:style-name="Code_20_Source"><text:span text:style-name="T1"><text:tab/><text:tab/> * </text:span><text:span text:style-name="T22">@param</text:span><text:span text:style-name="T1"> host</text:span></text:p>
        </text:list-item>
        <text:list-item>
          <text:p text:style-name="Code_20_Source"><text:span text:style-name="T1"><text:tab/><text:tab/> * </text:span><text:span text:style-name="T22">@param</text:span><text:span text:style-name="T1"> interval</text:span></text:p>
        </text:list-item>
        <text:list-item>
          <text:p text:style-name="Code_20_Source"><text:tab/><text:tab/> */</text:p>
        </text:list-item>
        <text:list-item>
          <text:p text:style-name="Code_20_Source"><text:span text:style-name="T3"><text:tab/><text:tab/></text:span><text:span text:style-name="T10">public</text:span><text:span text:style-name="T3"> HeartBeatSenderThread(Host host, </text:span><text:span text:style-name="T10">long</text:span><text:span text:style-name="T3"> interval) {</text:span></text:p>
        </text:list-item>
        <text:list-item>
          <text:p text:style-name="Code_20_Source"><text:span text:style-name="T3"><text:tab/><text:tab/><text:tab/></text:span><text:span text:style-name="T10">this</text:span><text:span text:style-name="T3">.</text:span><text:span text:style-name="T11">interval</text:span><text:span text:style-name="T3"> = interval;</text:span></text:p>
        </text:list-item>
        <text:list-item>
          <text:p text:style-name="Code_20_Source"><text:span text:style-name="T3"><text:tab/><text:tab/><text:tab/></text:span><text:span text:style-name="T10">this</text:span><text:span text:style-name="T3">.</text:span><text:span text:style-name="T11">host</text:span><text:span text:style-name="T3"> = host;</text:span></text:p>
        </text:list-item>
        <text:list-item>
          <text:p text:style-name="Code_20_Source"><text:tab/><text:tab/>}</text:p>
        </text:list-item>
        <text:list-item>
          <text:p text:style-name="Code_20_Source"/>
        </text:list-item>
        <text:list-item>
          <text:p text:style-name="Code_20_Source"><text:span text:style-name="T3"><text:tab/><text:tab/></text:span><text:span text:style-name="T1">/**</text:span></text:p>
        </text:list-item>
        <text:list-item>
          <text:p text:style-name="Code_20_Source"><text:tab/><text:tab/> * Sends a <text:span text:style-name="T21">heartbeat</text:span> to the given host.</text:p>
        </text:list-item>
        <text:list-item>
          <text:p text:style-name="Code_20_Source"><text:tab/><text:tab/> */</text:p>
        </text:list-item>
        <text:list-item>
          <text:p text:style-name="Code_20_Source"><text:span text:style-name="T3"><text:tab/><text:tab/></text:span><text:span text:style-name="T8">@Override</text:span></text:p>
        </text:list-item>
        <text:list-item>
          <text:p text:style-name="Code_20_Source"><text:span text:style-name="T3"><text:tab/><text:tab/></text:span><text:span text:style-name="T10">protected</text:span><text:span text:style-name="T3"> </text:span><text:span text:style-name="T10">void</text:span><text:span text:style-name="T3"> onIteration() {</text:span></text:p>
        </text:list-item>
        <text:list-item>
          <text:p text:style-name="Code_20_Source"><text:span text:style-name="T3"><text:tab/><text:tab/><text:tab/></text:span><text:span text:style-name="T10">synchronized</text:span><text:span text:style-name="T3"> (</text:span><text:span text:style-name="T14">guard</text:span><text:span text:style-name="T3">) {</text:span></text:p>
        </text:list-item>
        <text:list-item>
          <text:p text:style-name="Code_20_Source"><text:span text:style-name="T3"><text:tab/><text:tab/><text:tab/><text:tab/></text:span><text:span text:style-name="T15">// the runnable can be ran if the term hasn't changed and</text:span></text:p>
        </text:list-item>
        <text:list-item>
          <text:p text:style-name="Code_20_Source"><text:span text:style-name="T3"><text:tab/><text:tab/><text:tab/><text:tab/></text:span><text:span text:style-name="T15">// </text:span><text:span text:style-name="T17">localhost</text:span><text:span text:style-name="T15"> is leader</text:span></text:p>
        </text:list-item>
        <text:list-item>
          <text:p text:style-name="Code_20_Source"><text:span text:style-name="T3"><text:tab/><text:tab/><text:tab/><text:tab/></text:span><text:span text:style-name="T10">if</text:span><text:span text:style-name="T3"> ( !isLeader() ) {</text:span></text:p>
        </text:list-item>
        <text:list-item>
          <text:p text:style-name="Code_20_Source"><text:span text:style-name="T3"><text:tab/><text:tab/><text:tab/><text:tab/><text:tab/>log(</text:span><text:span text:style-name="T19">"Stopping heartbeat thread because we are not the current leader."</text:span><text:span text:style-name="T3">, </text:span><text:span text:style-name="T14">WARN</text:span><text:span text:style-name="T3">);</text:span></text:p>
        </text:list-item>
        <text:list-item>
          <text:p text:style-name="Code_20_Source"><text:tab/><text:tab/><text:tab/><text:tab/><text:tab/>stopThread();</text:p>
        </text:list-item>
        <text:list-item>
          <text:p text:style-name="Code_20_Source"><text:span text:style-name="T3"><text:tab/><text:tab/><text:tab/><text:tab/><text:tab/></text:span><text:span text:style-name="T10">return</text:span><text:span text:style-name="T3">;</text:span></text:p>
        </text:list-item>
        <text:list-item>
          <text:p text:style-name="Code_20_Source"><text:tab/><text:tab/><text:tab/><text:tab/>}</text:p>
        </text:list-item>
        <text:list-item>
          <text:p text:style-name="Code_20_Source"><text:tab/><text:tab/><text:tab/>}</text:p>
        </text:list-item>
        <text:list-item>
          <text:p text:style-name="Code_20_Source"/>
        </text:list-item>
        <text:list-item>
          <text:p text:style-name="Code_20_Source"><text:span text:style-name="T3"><text:tab/><text:tab/><text:tab/></text:span><text:span text:style-name="T10">int</text:span><text:span text:style-name="T3"> lastLogIndex,prevLogindex;</text:span></text:p>
        </text:list-item>
        <text:list-item>
          <text:p text:style-name="Code_20_Source"><text:span text:style-name="T3"><text:tab/><text:tab/><text:tab/></text:span><text:span text:style-name="T10">long</text:span><text:span text:style-name="T3"> prevLogTerm,term;</text:span></text:p>
        </text:list-item>
        <text:list-item>
          <text:p text:style-name="Code_20_Source"><text:tab/><text:tab/><text:tab/>List&lt;LogEntry&gt; entries;</text:p>
        </text:list-item>
        <text:list-item>
          <text:p text:style-name="Code_20_Source"/>
        </text:list-item>
        <text:list-item>
          <text:p text:style-name="Code_20_Source"><text:span text:style-name="T3"><text:tab/><text:tab/><text:tab/></text:span><text:span text:style-name="T15">// Load in a guarded section</text:span></text:p>
        </text:list-item>
        <text:list-item>
          <text:p text:style-name="Code_20_Source"><text:span text:style-name="T3"><text:tab/><text:tab/><text:tab/></text:span><text:span text:style-name="T10">int</text:span><text:span text:style-name="T3"> nextIndexInt = </text:span><text:span text:style-name="T11">nextIndex</text:span><text:span text:style-name="T3">.getIndex(</text:span><text:span text:style-name="T11">host</text:span><text:span text:style-name="T3">.getId());</text:span></text:p>
        </text:list-item>
        <text:list-item>
          <text:p text:style-name="Code_20_Source"/>
        </text:list-item>
        <text:list-item>
          <text:p text:style-name="Code_20_Source"><text:span text:style-name="T3"><text:tab/><text:tab/><text:tab/></text:span><text:span text:style-name="T10">synchronized</text:span><text:span text:style-name="T3"> (</text:span><text:span text:style-name="T14">guard</text:span><text:span text:style-name="T3">) {</text:span></text:p>
        </text:list-item>
        <text:list-item>
          <text:p text:style-name="Code_20_Source"><text:span text:style-name="T3"><text:tab/><text:tab/><text:tab/><text:tab/></text:span><text:span text:style-name="T15">// My term</text:span></text:p>
        </text:list-item>
        <text:list-item>
          <text:p text:style-name="Code_20_Source"><text:tab/><text:tab/><text:tab/><text:tab/>term = getCurrentTerm();</text:p>
        </text:list-item>
        <text:list-item>
          <text:p text:style-name="Code_20_Source"/>
        </text:list-item>
        <text:list-item>
          <text:p text:style-name="Code_20_Source"><text:span text:style-name="T3"><text:tab/><text:tab/><text:tab/><text:tab/></text:span><text:span text:style-name="T15">// Get the last index in our log.</text:span></text:p>
        </text:list-item>
        <text:list-item>
          <text:p text:style-name="Code_20_Source"><text:span text:style-name="T3"><text:tab/><text:tab/><text:tab/><text:tab/>lastLogIndex = </text:span><text:span text:style-name="T11">persistentState</text:span><text:span text:style-name="T3">.getLastLogIndex();</text:span></text:p>
        </text:list-item>
        <text:list-item>
          <text:p text:style-name="Code_20_Source"/>
        </text:list-item>
        <text:list-item>
          <text:p text:style-name="Code_20_Source"><text:span text:style-name="T3"><text:tab/><text:tab/><text:tab/><text:tab/></text:span><text:span text:style-name="T15">// * If last log index ≥ nextIndex for a follower: send</text:span></text:p>
        </text:list-item>
        <text:list-item>
          <text:p text:style-name="Code_20_Source"><text:span text:style-name="T3"><text:tab/><text:tab/><text:tab/><text:tab/></text:span><text:span text:style-name="T15">// AppendEntries RPC with log entries starting at nextIndex</text:span></text:p>
        </text:list-item>
        <text:list-item>
          <text:p text:style-name="Code_20_Source"><text:span text:style-name="T3"><text:tab/><text:tab/><text:tab/><text:tab/></text:span><text:span text:style-name="T10">if</text:span><text:span text:style-name="T3"> ( lastLogIndex &gt;= nextIndexInt ) {</text:span></text:p>
        </text:list-item>
        <text:list-item>
          <text:p text:style-name="Code_20_Source"><text:span text:style-name="T3"><text:tab/><text:tab/><text:tab/><text:tab/><text:tab/>entries = </text:span><text:span text:style-name="T11">persistentState</text:span><text:span text:style-name="T3">.getLogEntries(nextIndexInt); </text:span><text:span text:style-name="T15">// Starts at position 1.</text:span></text:p>
        </text:list-item>
        <text:list-item>
          <text:p text:style-name="Code_20_Source"><text:tab/><text:tab/><text:tab/><text:tab/>}</text:p>
        </text:list-item>
        <text:list-item>
          <text:p text:style-name="Code_20_Source"><text:soft-page-break/><text:span text:style-name="T3"><text:tab/><text:tab/><text:tab/><text:tab/></text:span><text:span text:style-name="T15">// No entries to send.</text:span></text:p>
        </text:list-item>
        <text:list-item>
          <text:p text:style-name="Code_20_Source"><text:span text:style-name="T3"><text:tab/><text:tab/><text:tab/><text:tab/></text:span><text:span text:style-name="T10">else</text:span><text:span text:style-name="T3"> {</text:span></text:p>
        </text:list-item>
        <text:list-item>
          <text:p text:style-name="Code_20_Source"><text:span text:style-name="T3"><text:tab/><text:tab/><text:tab/><text:tab/><text:tab/>entries = </text:span><text:span text:style-name="T10">new</text:span><text:span text:style-name="T3"> ArrayList&lt;LogEntry&gt;();</text:span></text:p>
        </text:list-item>
        <text:list-item>
          <text:p text:style-name="Code_20_Source"><text:tab/><text:tab/><text:tab/><text:tab/>}</text:p>
        </text:list-item>
        <text:list-item>
          <text:p text:style-name="Code_20_Source"/>
        </text:list-item>
        <text:list-item>
          <text:p text:style-name="Code_20_Source"><text:span text:style-name="T3"><text:tab/><text:tab/><text:tab/><text:tab/></text:span><text:span text:style-name="T15">// Get </text:span><text:span text:style-name="T17">prev</text:span><text:span text:style-name="T15"> index and term for the append.</text:span></text:p>
        </text:list-item>
        <text:list-item>
          <text:p text:style-name="Code_20_Source"><text:tab/><text:tab/><text:tab/><text:tab/>prevLogindex = nextIndexInt - 1;</text:p>
        </text:list-item>
        <text:list-item>
          <text:p text:style-name="Code_20_Source"><text:span text:style-name="T3"><text:tab/><text:tab/><text:tab/><text:tab/>prevLogTerm = </text:span><text:span text:style-name="T11">persistentState</text:span><text:span text:style-name="T3">.getTerm(prevLogindex);</text:span></text:p>
        </text:list-item>
        <text:list-item>
          <text:p text:style-name="Code_20_Source"><text:tab/><text:tab/><text:tab/>}</text:p>
        </text:list-item>
        <text:list-item>
          <text:p text:style-name="Code_20_Source"/>
        </text:list-item>
        <text:list-item>
          <text:p text:style-name="Code_20_Source"><text:span text:style-name="T3"><text:tab/><text:tab/><text:tab/></text:span><text:span text:style-name="T10">try</text:span><text:span text:style-name="T3"> {</text:span></text:p>
        </text:list-item>
        <text:list-item>
          <text:p text:style-name="Code_20_Source"><text:span text:style-name="T3"><text:tab/><text:tab/><text:tab/><text:tab/>log(</text:span><text:span text:style-name="T19">"Starting to send heartbeat"</text:span><text:span text:style-name="T3">, </text:span><text:span text:style-name="T14">DEBUG</text:span><text:span text:style-name="T3">);</text:span></text:p>
        </text:list-item>
        <text:list-item>
          <text:p text:style-name="Code_20_Source"><text:span text:style-name="T3"><text:tab/><text:tab/><text:tab/><text:tab/>AppendEntriesResponse appendResponse = </text:span><text:span text:style-name="T11">communication</text:span><text:span text:style-name="T3">.appendEntries(</text:span><text:span text:style-name="T11">host</text:span><text:span text:style-name="T3">,</text:span></text:p>
        </text:list-item>
        <text:list-item>
          <text:p text:style-name="Code_20_Source"><text:span text:style-name="T3"><text:tab/><text:tab/><text:tab/><text:tab/><text:tab/><text:tab/>term, </text:span><text:span text:style-name="T11">leader</text:span><text:span text:style-name="T3">, prevLogindex,</text:span></text:p>
        </text:list-item>
        <text:list-item>
          <text:p text:style-name="Code_20_Source"><text:span text:style-name="T3"><text:tab/><text:tab/><text:tab/><text:tab/><text:tab/><text:tab/>prevLogTerm, entries, </text:span><text:span text:style-name="T11">commitIndex</text:span><text:span text:style-name="T3">); </text:span><text:span text:style-name="T15">// Send entries from </text:span><text:span text:style-name="T17">nextindex</text:span><text:span text:style-name="T15"> on.</text:span></text:p>
        </text:list-item>
        <text:list-item>
          <text:p text:style-name="Code_20_Source"/>
        </text:list-item>
        <text:list-item>
          <text:p text:style-name="Code_20_Source"><text:span text:style-name="T3"><text:tab/><text:tab/><text:tab/><text:tab/>log(</text:span><text:span text:style-name="T19">"Sent heartbeat to "</text:span><text:span text:style-name="T3"> + </text:span><text:span text:style-name="T11">host</text:span><text:span text:style-name="T3">.getId(), </text:span><text:span text:style-name="T14">DEBUG</text:span><text:span text:style-name="T3">);</text:span></text:p>
        </text:list-item>
        <text:list-item>
          <text:p text:style-name="Code_20_Source"/>
        </text:list-item>
        <text:list-item>
          <text:p text:style-name="Code_20_Source"><text:span text:style-name="T3"><text:tab/><text:tab/><text:tab/><text:tab/></text:span><text:span text:style-name="T10">if</text:span><text:span text:style-name="T3"> ( entries.size() &gt; 0 &amp;&amp; appendResponse.isSucceeded() ) {</text:span></text:p>
        </text:list-item>
        <text:list-item>
          <text:p text:style-name="Code_20_Source"><text:span text:style-name="T3"><text:tab/><text:tab/><text:tab/><text:tab/><text:tab/>log (</text:span><text:span text:style-name="T19">"Sent to "</text:span><text:span text:style-name="T3"> + </text:span><text:span text:style-name="T11">host</text:span><text:span text:style-name="T3">.getId() + </text:span><text:span text:style-name="T19">" entries from index "</text:span><text:span text:style-name="T3"> + nextIndexInt + </text:span><text:span text:style-name="T19">" containing : "</text:span><text:span text:style-name="T3"> + entries, </text:span><text:span text:style-name="T14">WARN</text:span><text:span text:style-name="T3">);</text:span></text:p>
        </text:list-item>
        <text:list-item>
          <text:p text:style-name="Code_20_Source"><text:tab/><text:tab/><text:tab/><text:tab/>}</text:p>
        </text:list-item>
        <text:list-item>
          <text:p text:style-name="Code_20_Source"/>
        </text:list-item>
        <text:list-item>
          <text:p text:style-name="Code_20_Source"><text:span text:style-name="T3"><text:tab/><text:tab/><text:tab/><text:tab/></text:span><text:span text:style-name="T15">// Controlling null pointer exception</text:span></text:p>
        </text:list-item>
        <text:list-item>
          <text:p text:style-name="Code_20_Source"><text:span text:style-name="T3"><text:tab/><text:tab/><text:tab/><text:tab/></text:span><text:span text:style-name="T10">if</text:span><text:span text:style-name="T3"> (appendResponse == </text:span><text:span text:style-name="T10">null</text:span><text:span text:style-name="T3">) {</text:span></text:p>
        </text:list-item>
        <text:list-item>
          <text:p text:style-name="Code_20_Source"><text:span text:style-name="T3"><text:tab/><text:tab/><text:tab/><text:tab/><text:tab/></text:span><text:span text:style-name="T15">// Do not retry, the other host has returned null, but the</text:span></text:p>
        </text:list-item>
        <text:list-item>
          <text:p text:style-name="Code_20_Source"><text:span text:style-name="T3"><text:tab/><text:tab/><text:tab/><text:tab/><text:tab/></text:span><text:span text:style-name="T15">// communication hasn't failed. This should never happen.</text:span></text:p>
        </text:list-item>
        <text:list-item>
          <text:p text:style-name="Code_20_Source"><text:span text:style-name="T3"><text:tab/><text:tab/><text:tab/><text:tab/><text:tab/>log(</text:span><text:span text:style-name="T19">"&lt;&lt;&lt;&lt;&lt;&lt;&lt;&lt;&lt; RECEIVED NULL APPEND RESPONSE FROM HOST "</text:span><text:span text:style-name="T3"> + </text:span><text:span text:style-name="T11">host</text:span><text:span text:style-name="T3"> + </text:span><text:span text:style-name="T19">". THIS SHOULD NEVER HAPPEN."</text:span><text:span text:style-name="T3">, </text:span><text:span text:style-name="T14">ERROR</text:span><text:span text:style-name="T3">);</text:span></text:p>
        </text:list-item>
        <text:list-item>
          <text:p text:style-name="Code_20_Source"><text:span text:style-name="T3"><text:tab/><text:tab/><text:tab/><text:tab/><text:tab/></text:span><text:span text:style-name="T10">return</text:span><text:span text:style-name="T3">;</text:span></text:p>
        </text:list-item>
        <text:list-item>
          <text:p text:style-name="Code_20_Source"><text:tab/><text:tab/><text:tab/><text:tab/>}</text:p>
        </text:list-item>
        <text:list-item>
          <text:p text:style-name="Code_20_Source"/>
        </text:list-item>
        <text:list-item>
          <text:p text:style-name="Code_20_Source"><text:span text:style-name="T3"><text:tab/><text:tab/><text:tab/><text:tab/></text:span><text:span text:style-name="T15">// If the other server has a higher term, we are out of date.</text:span></text:p>
        </text:list-item>
        <text:list-item>
          <text:p text:style-name="Code_20_Source"><text:span text:style-name="T3"><text:tab/><text:tab/><text:tab/><text:tab/></text:span><text:span text:style-name="T10">if</text:span><text:span text:style-name="T3"> (</text:span><text:span text:style-name="T11">persistentState</text:span><text:span text:style-name="T3">.getCurrentTerm() &lt; appendResponse.getTerm()) {</text:span></text:p>
        </text:list-item>
        <text:list-item>
          <text:p text:style-name="Code_20_Source"><text:span text:style-name="T3"><text:tab/><text:tab/><text:tab/><text:tab/><text:tab/>log(</text:span><text:span text:style-name="T19">"Host "</text:span><text:span text:style-name="T3"> + </text:span><text:span text:style-name="T11">host</text:span><text:span text:style-name="T3"> + </text:span><text:span text:style-name="T19">" had a higher term: "</text:span><text:span text:style-name="T3"> + appendResponse.getTerm(), </text:span><text:span text:style-name="T14">WARN</text:span><text:span text:style-name="T3">);</text:span></text:p>
        </text:list-item>
        <text:list-item>
          <text:p text:style-name="Code_20_Source"><text:span text:style-name="T3"><text:tab/><text:tab/><text:tab/><text:tab/><text:tab/></text:span><text:span text:style-name="T15">// I've no leader</text:span></text:p>
        </text:list-item>
        <text:list-item>
          <text:p text:style-name="Code_20_Source"><text:span text:style-name="T3"><text:tab/><text:tab/><text:tab/><text:tab/><text:tab/></text:span><text:span text:style-name="T10">synchronized</text:span><text:span text:style-name="T3"> (</text:span><text:span text:style-name="T14">guard</text:span><text:span text:style-name="T3">) {</text:span></text:p>
        </text:list-item>
        <text:list-item>
          <text:p text:style-name="Code_20_Source"><text:span text:style-name="T3"><text:tab/><text:tab/><text:tab/><text:tab/><text:tab/><text:tab/>changeState(RaftState.</text:span><text:span text:style-name="T14">FOLLOWER</text:span><text:span text:style-name="T3">);</text:span></text:p>
        </text:list-item>
        <text:list-item>
          <text:p text:style-name="Code_20_Source"><text:span text:style-name="T3"><text:tab/><text:tab/><text:tab/><text:tab/><text:tab/><text:tab/>setLeader(</text:span><text:span text:style-name="T10">null</text:span><text:span text:style-name="T3">);</text:span></text:p>
        </text:list-item>
        <text:list-item>
          <text:p text:style-name="Code_20_Source"><text:span text:style-name="T3"><text:tab/><text:tab/><text:tab/><text:tab/><text:tab/><text:tab/></text:span><text:span text:style-name="T11">persistentState</text:span><text:span text:style-name="T3">.setCurrentTerm(appendResponse.getTerm());</text:span></text:p>
        </text:list-item>
        <text:list-item>
          <text:p text:style-name="Code_20_Source"><text:tab/><text:tab/><text:tab/><text:tab/><text:tab/>}</text:p>
        </text:list-item>
        <text:list-item>
          <text:p text:style-name="Code_20_Source"><text:span text:style-name="T3"><text:tab/><text:tab/><text:tab/><text:tab/><text:tab/></text:span><text:span text:style-name="T10">return</text:span><text:span text:style-name="T3">;</text:span></text:p>
        </text:list-item>
        <text:list-item>
          <text:p text:style-name="Code_20_Source"><text:tab/><text:tab/><text:tab/><text:tab/>}</text:p>
        </text:list-item>
        <text:list-item>
          <text:p text:style-name="Code_20_Source"/>
        </text:list-item>
        <text:list-item>
          <text:p text:style-name="Code_20_Source"/>
        </text:list-item>
        <text:list-item>
          <text:p text:style-name="Code_20_Source"><text:span text:style-name="T3"><text:tab/><text:tab/><text:tab/><text:tab/></text:span><text:span text:style-name="T15">//<text:tab/><text:tab/><text:tab/><text:tab/>* If successful: update nextIndex and matchIndex for follower (§5.3)</text:span></text:p>
        </text:list-item>
        <text:list-item>
          <text:p text:style-name="Code_20_Source"><text:span text:style-name="T3"><text:tab/><text:tab/><text:tab/><text:tab/></text:span><text:span text:style-name="T10">if</text:span><text:span text:style-name="T3"> ( appendResponse.isSucceeded() ) {</text:span></text:p>
        </text:list-item>
        <text:list-item>
          <text:p text:style-name="Code_20_Source"><text:span text:style-name="T3"><text:tab/><text:tab/><text:tab/><text:tab/><text:tab/>log(</text:span><text:span text:style-name="T19">"&lt;&lt;&lt;&lt;&lt;&lt;&lt;&lt;&lt;&lt;&lt; AppendEntries accepted from host "</text:span><text:span text:style-name="T3"> + </text:span><text:span text:style-name="T11">host</text:span><text:span text:style-name="T3">,<text:tab/></text:span><text:span text:style-name="T14">INFO</text:span><text:span text:style-name="T3">);</text:span></text:p>
        </text:list-item>
        <text:list-item>
          <text:p text:style-name="Code_20_Source"><text:span text:style-name="T3"><text:tab/><text:tab/><text:tab/><text:tab/><text:tab/></text:span><text:span text:style-name="T10">synchronized</text:span><text:span text:style-name="T3"> (</text:span><text:span text:style-name="T14">guard</text:span><text:span text:style-name="T3">) {</text:span></text:p>
        </text:list-item>
        <text:list-item>
          <text:p text:style-name="Code_20_Source"><text:span text:style-name="T3"><text:tab/><text:tab/><text:tab/><text:tab/><text:tab/><text:tab/></text:span><text:span text:style-name="T15">// Update indexes</text:span></text:p>
        </text:list-item>
        <text:list-item>
          <text:p text:style-name="Code_20_Source"><text:span text:style-name="T3"><text:tab/><text:tab/><text:tab/><text:tab/><text:tab/><text:tab/></text:span><text:span text:style-name="T10">if</text:span><text:span text:style-name="T3"> ( </text:span><text:span text:style-name="T11">matchIndex</text:span><text:span text:style-name="T3">.getIndex(</text:span><text:span text:style-name="T11">host</text:span><text:span text:style-name="T3">.getId()) &lt; lastLogIndex ) {</text:span></text:p>
        </text:list-item>
        <text:list-item>
          <text:p text:style-name="Code_20_Source"><text:span text:style-name="T3"><text:tab/><text:tab/><text:tab/><text:tab/><text:tab/><text:tab/><text:tab/>log(</text:span><text:span text:style-name="T19">"Updating match index to "</text:span><text:span text:style-name="T3"> + lastLogIndex,</text:span><text:span text:style-name="T14">WARN</text:span><text:span text:style-name="T3">);</text:span></text:p>
        </text:list-item>
        <text:list-item>
          <text:p text:style-name="Code_20_Source"><text:span text:style-name="T3"><text:tab/><text:tab/><text:tab/><text:tab/><text:tab/><text:tab/><text:tab/></text:span><text:span text:style-name="T11">matchIndex</text:span><text:span text:style-name="T3">.setIndex(</text:span><text:span text:style-name="T11">host</text:span><text:span text:style-name="T3">.getId(), lastLogIndex);</text:span></text:p>
        </text:list-item>
        <text:list-item>
          <text:p text:style-name="Code_20_Source"><text:span text:style-name="T3"><text:tab/><text:tab/><text:tab/><text:tab/><text:tab/><text:tab/><text:tab/></text:span><text:span text:style-name="T15">// Only after recalculate commit index is this one.</text:span></text:p>
        </text:list-item>
        <text:list-item>
          <text:p text:style-name="Code_20_Source"><text:tab/><text:tab/><text:tab/><text:tab/><text:tab/><text:tab/><text:tab/>recalculateCommitIndex();</text:p>
        </text:list-item>
        <text:list-item>
          <text:p text:style-name="Code_20_Source"><text:tab/><text:tab/><text:tab/><text:tab/><text:tab/><text:tab/>}</text:p>
        </text:list-item>
        <text:list-item>
          <text:p text:style-name="Code_20_Source"><text:span text:style-name="T3"><text:tab/><text:tab/><text:tab/><text:tab/><text:tab/><text:tab/></text:span><text:span text:style-name="T10">if</text:span><text:span text:style-name="T3"> ( nextIndexInt &lt; lastLogIndex + 1) {</text:span></text:p>
        </text:list-item>
        <text:list-item>
          <text:p text:style-name="Code_20_Source"><text:span text:style-name="T3"><text:tab/><text:tab/><text:tab/><text:tab/><text:tab/><text:tab/><text:tab/>log(</text:span><text:span text:style-name="T19">"Updating next index to "</text:span><text:span text:style-name="T3"> + (lastLogIndex + 1),</text:span><text:span text:style-name="T14">WARN</text:span><text:span text:style-name="T3">);</text:span></text:p>
        </text:list-item>
        <text:list-item>
          <text:p text:style-name="Code_20_Source"><text:span text:style-name="T3"><text:tab/><text:tab/><text:tab/><text:tab/><text:tab/><text:tab/><text:tab/></text:span><text:span text:style-name="T11">nextIndex</text:span><text:span text:style-name="T3">.setIndex(</text:span><text:span text:style-name="T11">host</text:span><text:span text:style-name="T3">.getId(), lastLogIndex + 1);</text:span></text:p>
        </text:list-item>
        <text:list-item>
          <text:p text:style-name="Code_20_Source"><text:tab/><text:tab/><text:tab/><text:tab/><text:tab/><text:tab/>}</text:p>
        </text:list-item>
        <text:list-item>
          <text:p text:style-name="Code_20_Source"><text:tab/><text:tab/><text:tab/><text:tab/><text:tab/>}</text:p>
        </text:list-item>
        <text:list-item>
          <text:p text:style-name="Code_20_Source"><text:tab/><text:tab/><text:tab/><text:tab/>}</text:p>
        </text:list-item>
        <text:list-item>
          <text:p text:style-name="Code_20_Source"><text:span text:style-name="T3"><text:tab/><text:tab/><text:tab/><text:tab/></text:span><text:span text:style-name="T15">//<text:tab/><text:tab/><text:tab/><text:tab/>* If AppendEntries fails because of log inconsistency:</text:span></text:p>
        </text:list-item>
        <text:list-item>
          <text:p text:style-name="Code_20_Source"><text:span text:style-name="T3"><text:tab/><text:tab/><text:tab/><text:tab/></text:span><text:span text:style-name="T15">//<text:tab/><text:tab/><text:tab/><text:tab/>decrement nextIndex and retry (§5.3)</text:span></text:p>
        </text:list-item>
        <text:list-item>
          <text:p text:style-name="Code_20_Source"><text:span text:style-name="T3"><text:tab/><text:tab/><text:tab/><text:tab/></text:span><text:span text:style-name="T10">else</text:span><text:span text:style-name="T3"> {</text:span></text:p>
        </text:list-item>
        <text:list-item>
          <text:p text:style-name="Code_20_Source"><text:span text:style-name="T3"><text:tab/><text:tab/><text:tab/><text:tab/><text:tab/>log(</text:span><text:span text:style-name="T19">"&lt;&lt;&lt;&lt;&lt;&lt;&lt;&lt;&lt;&lt;&lt; AppendEntries rejected from host "</text:span><text:span text:style-name="T3"> + </text:span><text:span text:style-name="T11">host</text:span><text:span text:style-name="T3"> + </text:span><text:span text:style-name="T19">" decreasing its index to "</text:span><text:span text:style-name="T3"> + (nextIndexInt - 1), </text:span><text:span text:style-name="T14">ERROR</text:span><text:span text:style-name="T3">);</text:span></text:p>
        </text:list-item>
        <text:list-item>
          <text:p text:style-name="Code_20_Source"><text:span text:style-name="T3"><text:tab/><text:tab/><text:tab/><text:tab/><text:tab/></text:span><text:span text:style-name="T10">synchronized</text:span><text:span text:style-name="T3"> (</text:span><text:span text:style-name="T14">guard</text:span><text:span text:style-name="T3">) {</text:span></text:p>
        </text:list-item>
        <text:list-item>
          <text:p text:style-name="Code_20_Source"><text:span text:style-name="T3"><text:tab/><text:tab/><text:tab/><text:tab/><text:tab/><text:tab/></text:span><text:span text:style-name="T11">nextIndex</text:span><text:span text:style-name="T3">.decrease(</text:span><text:span text:style-name="T11">host</text:span><text:span text:style-name="T3">.getId());<text:tab/><text:tab/><text:tab/><text:tab/><text:tab/><text:tab/></text:span></text:p>
        </text:list-item>
        <text:list-item>
          <text:p text:style-name="Code_20_Source"><text:tab/><text:tab/><text:tab/><text:tab/><text:tab/>}</text:p>
        </text:list-item>
        <text:list-item>
          <text:p text:style-name="Code_20_Source"><text:tab/><text:tab/><text:tab/><text:tab/>}</text:p>
        </text:list-item>
        <text:list-item>
          <text:p text:style-name="Code_20_Source"/>
        </text:list-item>
        <text:list-item>
          <text:p text:style-name="Code_20_Source"/>
        </text:list-item>
        <text:list-item>
          <text:p text:style-name="Code_20_Source"><text:span text:style-name="T3"><text:tab/><text:tab/><text:tab/>} </text:span><text:span text:style-name="T10">catch</text:span><text:span text:style-name="T3"> (Exception e) {</text:span></text:p>
        </text:list-item>
        <text:list-item>
          <text:p text:style-name="Code_20_Source"><text:span text:style-name="T3"><text:tab/><text:tab/><text:tab/><text:tab/></text:span><text:span text:style-name="T15">// Retry if some error has happened (probably IOException).</text:span></text:p>
        </text:list-item>
        <text:list-item>
          <text:p text:style-name="Code_20_Source"><text:span text:style-name="T3"><text:tab/><text:tab/><text:tab/><text:tab/>log (</text:span><text:span text:style-name="T19">"Exception happened during the heartbeat delivery: "</text:span><text:span text:style-name="T3"> + e.getClass(), </text:span><text:span text:style-name="T14">INFO</text:span><text:span text:style-name="T3">);</text:span></text:p>
        </text:list-item>
        <text:list-item>
          <text:p text:style-name="Code_20_Source"><text:span text:style-name="T3"><text:tab/><text:tab/><text:tab/><text:tab/></text:span><text:span text:style-name="T15">//<text:tab/><text:tab/><text:tab/><text:tab/>e.printStackTrace();</text:span></text:p>
        </text:list-item>
        <text:list-item>
          <text:p text:style-name="Code_20_Source"><text:span text:style-name="T3"><text:tab/><text:tab/><text:tab/><text:tab/></text:span><text:span text:style-name="T10">return</text:span><text:span text:style-name="T3">;</text:span></text:p>
        </text:list-item>
        <text:list-item>
          <text:p text:style-name="Code_20_Source"><text:tab/><text:tab/><text:tab/>}</text:p>
        </text:list-item>
        <text:list-item>
          <text:p text:style-name="Code_20_Source"><text:tab/><text:tab/>}</text:p>
        </text:list-item>
        <text:list-item>
          <text:p text:style-name="Code_20_Source"/>
        </text:list-item>
        <text:list-item>
          <text:p text:style-name="Code_20_Source"><text:span text:style-name="T3"><text:tab/><text:tab/></text:span><text:span text:style-name="T8">@Override</text:span></text:p>
        </text:list-item>
        <text:list-item>
          <text:p text:style-name="Code_20_Source"><text:span text:style-name="T3"><text:tab/><text:tab/></text:span><text:span text:style-name="T10">protected</text:span><text:span text:style-name="T3"> </text:span><text:span text:style-name="T10">long</text:span><text:span text:style-name="T3"> getAwakeTimestamp() {</text:span></text:p>
        </text:list-item>
        <text:list-item>
          <text:p text:style-name="Code_20_Source"><text:span text:style-name="T3"><text:tab/><text:tab/><text:tab/></text:span><text:span text:style-name="T15">// Now + interval.</text:span></text:p>
        </text:list-item>
        <text:list-item>
          <text:p text:style-name="Code_20_Source"><text:span text:style-name="T3"><text:tab/><text:tab/><text:tab/></text:span><text:span text:style-name="T10">return</text:span><text:span text:style-name="T3"> System.</text:span><text:span text:style-name="T5">currentTimeMillis</text:span><text:span text:style-name="T3">() + </text:span><text:span text:style-name="T11">interval</text:span><text:span text:style-name="T3">;</text:span></text:p>
        </text:list-item>
        <text:list-item>
          <text:p text:style-name="Code_20_Source"><text:tab/><text:tab/>}</text:p>
        </text:list-item>
      </text:list>
      <text:h text:style-name="P16" text:outline-level="2"><text:bookmark-start text:name="__RefHeading__2643_1105286261"/><text:span text:style-name="T24">Request</text:span><text:bookmark-end text:name="__RefHeading__2643_1105286261"/></text:h>
      <text:p text:style-name="P3">As previously introduced, all the RMI methods have been splitted depending on the current state of the node.</text:p>
      <text:p text:style-name="P3">In this specific request, the client will be redirected to the leader if it is not us, or it will be performed by ourselves if we are the current leader.</text:p>
      <text:list xml:id="list2131728738" text:continue-list="list611746188" text:style-name="Numérotation_20_Code">
        <text:list-item text:start-value="1">
          <text:p text:style-name="P18"><text:span text:style-name="T4"><text:tab/></text:span><text:span text:style-name="T9">public</text:span><text:span text:style-name="T4"> RequestResponse Request(Operation operation) </text:span><text:span text:style-name="T9">throws</text:span><text:span text:style-name="T4"> RemoteException {</text:span></text:p>
        </text:list-item>
        <text:list-item>
          <text:p text:style-name="P18"><text:span text:style-name="T4"><text:tab/><text:tab/></text:span><text:span text:style-name="T16">// If follower and candidate, redirect him to the last leader known, so</text:span></text:p>
        </text:list-item>
        <text:list-item>
          <text:p text:style-name="P18"><text:span text:style-name="T4"><text:tab/><text:tab/></text:span><text:span text:style-name="T16">// it will retry.</text:span></text:p>
        </text:list-item>
        <text:list-item>
          <text:p text:style-name="P18"><text:span text:style-name="T4"><text:tab/><text:tab/>log(</text:span><text:span text:style-name="T20">"Received request from client"</text:span><text:span text:style-name="T4">, </text:span><text:span text:style-name="T13">INFO</text:span><text:span text:style-name="T4">);</text:span></text:p>
        </text:list-item>
        <text:list-item>
          <text:p text:style-name="P18"><text:span text:style-name="T4"><text:tab/><text:tab/></text:span><text:span text:style-name="T9">switch</text:span><text:span text:style-name="T4"> (</text:span><text:span text:style-name="T12">state</text:span><text:span text:style-name="T4">) {</text:span></text:p>
        </text:list-item>
        <text:list-item>
          <text:p text:style-name="P18"><text:span text:style-name="T4"><text:tab/><text:tab/></text:span><text:span text:style-name="T9">default</text:span><text:span text:style-name="T4">:</text:span></text:p>
        </text:list-item>
        <text:list-item>
          <text:p text:style-name="P18"><text:span text:style-name="T4"><text:tab/><text:tab/></text:span><text:span text:style-name="T9">case</text:span><text:span text:style-name="T4"> </text:span><text:span text:style-name="T13">FOLLOWER</text:span><text:span text:style-name="T4">:</text:span></text:p>
        </text:list-item>
        <text:list-item>
          <text:p text:style-name="P18"><text:span text:style-name="T4"><text:tab/><text:tab/></text:span><text:span text:style-name="T9">case</text:span><text:span text:style-name="T4"> </text:span><text:span text:style-name="T13">CANDIDATE</text:span><text:span text:style-name="T4">:</text:span></text:p>
        </text:list-item>
        <text:list-item>
          <text:p text:style-name="P18"><text:span text:style-name="T4"><text:tab/><text:tab/><text:tab/></text:span><text:span text:style-name="T9">return</text:span><text:span text:style-name="T4"> </text:span><text:span text:style-name="T9">new</text:span><text:span text:style-name="T4"> RequestResponse(</text:span><text:span text:style-name="T12">leader</text:span><text:span text:style-name="T4">, </text:span><text:span text:style-name="T9">false</text:span><text:span text:style-name="T4">);</text:span></text:p>
        </text:list-item>
        <text:list-item>
          <text:p text:style-name="P18"><text:span text:style-name="T4"><text:tab/><text:tab/></text:span><text:span text:style-name="T9">case</text:span><text:span text:style-name="T4"> </text:span><text:span text:style-name="T13">LEADER</text:span><text:span text:style-name="T4">:</text:span></text:p>
        </text:list-item>
        <text:list-item>
          <text:p text:style-name="P18"><text:span text:style-name="T4"><text:tab/><text:tab/><text:tab/>log(</text:span><text:span text:style-name="T20">"Leader performs the request"</text:span><text:span text:style-name="T4">, </text:span><text:span text:style-name="T13">INFO</text:span><text:span text:style-name="T4">);</text:span></text:p>
        </text:list-item>
        <text:list-item>
          <text:p text:style-name="P18"><text:span text:style-name="T4"><text:tab/><text:tab/><text:tab/></text:span><text:span text:style-name="T9">return</text:span><text:span text:style-name="T4"> leaderRequest(operation);</text:span></text:p>
        </text:list-item>
        <text:list-item>
          <text:p text:style-name="P19"><text:tab/><text:tab/>}</text:p>
        </text:list-item>
        <text:list-item>
          <text:p text:style-name="P19"><text:tab/>}</text:p>
        </text:list-item>
      </text:list>
      <text:p text:style-name="P1"/>
      <text:h text:style-name="P15" text:outline-level="2"><text:bookmark-start text:name="__RefHeading__2645_1105286261"/>appendEntries<text:bookmark-end text:name="__RefHeading__2645_1105286261"/></text:h>
      <text:p text:style-name="P11"><text:span text:style-name="T24">Once more, this RMI method is splitted into a method for each of the available states of a node in the cluster.</text:span></text:p>
      <text:list xml:id="list785873729" text:continue-list="list2131728738" text:style-name="Numérotation_20_Code">
        <text:list-item text:start-value="1">
          <text:p text:style-name="Code_20_Source"><text:span text:style-name="T24">/*</text:span></text:p>
        </text:list-item>
        <text:list-item>
          <text:p text:style-name="Code_20_Source"><text:tab/> * (non-<text:span text:style-name="T21">Javadoc</text:span>)</text:p>
        </text:list-item>
        <text:list-item>
          <text:p text:style-name="Code_20_Source"><text:tab/> * </text:p>
        </text:list-item>
        <text:list-item>
          <text:p text:style-name="Code_20_Source"><text:tab/> * @see recipesService.raft.Raft#appendEntries(long, java.lang.String, int,</text:p>
        </text:list-item>
        <text:list-item>
          <text:p text:style-name="Code_20_Source"><text:tab/> * long, java.util.List, <text:span text:style-name="T21">int</text:span>)</text:p>
        </text:list-item>
        <text:list-item>
          <text:p text:style-name="Code_20_Source"><text:tab/> */</text:p>
        </text:list-item>
        <text:list-item>
          <text:p text:style-name="Code_20_Source"><text:span text:style-name="T3"><text:tab/></text:span><text:span text:style-name="T8">@Override</text:span></text:p>
        </text:list-item>
        <text:list-item>
          <text:p text:style-name="Code_20_Source"><text:span text:style-name="T3"><text:tab/></text:span><text:span text:style-name="T10">public</text:span><text:span text:style-name="T3"> AppendEntriesResponse appendEntries(</text:span><text:span text:style-name="T10">long</text:span><text:span text:style-name="T3"> term, String leaderId,</text:span></text:p>
        </text:list-item>
        <text:list-item>
          <text:p text:style-name="Code_20_Source"><text:span text:style-name="T3"><text:tab/><text:tab/><text:tab/></text:span><text:span text:style-name="T10">int</text:span><text:span text:style-name="T3"> prevLogIndex, </text:span><text:span text:style-name="T10">long</text:span><text:span text:style-name="T3"> prevLogTerm, List&lt;LogEntry&gt; entries,</text:span></text:p>
        </text:list-item>
        <text:list-item>
          <text:p text:style-name="Code_20_Source"><text:span text:style-name="T3"><text:tab/><text:tab/><text:tab/></text:span><text:span text:style-name="T10">int</text:span><text:span text:style-name="T3"> leaderCommit) </text:span><text:span text:style-name="T10">throws</text:span><text:span text:style-name="T3"> RemoteException {</text:span></text:p>
        </text:list-item>
        <text:list-item>
          <text:p text:style-name="Code_20_Source"><text:span text:style-name="T3"><text:tab/><text:tab/>log(</text:span><text:span text:style-name="T19">" Received appendEntry for state: "</text:span><text:span text:style-name="T3"> + </text:span><text:span text:style-name="T11">state</text:span><text:span text:style-name="T3">, </text:span><text:span text:style-name="T14">DEBUG</text:span><text:span text:style-name="T3">);</text:span></text:p>
        </text:list-item>
        <text:list-item>
          <text:p text:style-name="Code_20_Source"><text:span text:style-name="T3"><text:tab/><text:tab/>log (</text:span><text:span text:style-name="T19">"With prev index: ["</text:span><text:span text:style-name="T3"> + prevLogTerm + </text:span><text:span text:style-name="T19">","</text:span><text:span text:style-name="T3"> + prevLogIndex + </text:span><text:span text:style-name="T19">"]"</text:span><text:span text:style-name="T3"> , </text:span><text:span text:style-name="T14">DEBUG</text:span><text:span text:style-name="T3">);</text:span></text:p>
        </text:list-item>
        <text:list-item>
          <text:p text:style-name="Code_20_Source"><text:span text:style-name="T3"><text:tab/><text:tab/>log (</text:span><text:span text:style-name="T19">"With entries : "</text:span><text:span text:style-name="T3"> + entries , </text:span><text:span text:style-name="T14">DEBUG</text:span><text:span text:style-name="T3">);</text:span></text:p>
        </text:list-item>
        <text:list-item>
          <text:p text:style-name="Code_20_Source"><text:span text:style-name="T3"><text:tab/><text:tab/></text:span><text:span text:style-name="T10">switch</text:span><text:span text:style-name="T3"> (</text:span><text:span text:style-name="T11">state</text:span><text:span text:style-name="T3">) {</text:span></text:p>
        </text:list-item>
        <text:list-item>
          <text:p text:style-name="Code_20_Source"><text:span text:style-name="T3"><text:tab/><text:tab/></text:span><text:span text:style-name="T10">case</text:span><text:span text:style-name="T3"> </text:span><text:span text:style-name="T14">FOLLOWER</text:span><text:span text:style-name="T3">:</text:span></text:p>
        </text:list-item>
        <text:list-item>
          <text:p text:style-name="Code_20_Source"><text:span text:style-name="T3"><text:tab/><text:tab/><text:tab/></text:span><text:span text:style-name="T10">return</text:span><text:span text:style-name="T3"> followerAppendEntries(term, leaderId, prevLogIndex,</text:span></text:p>
        </text:list-item>
        <text:list-item>
          <text:p text:style-name="Code_20_Source"><text:tab/><text:tab/><text:tab/><text:tab/><text:tab/>prevLogTerm, entries, leaderCommit);</text:p>
        </text:list-item>
        <text:list-item>
          <text:p text:style-name="Code_20_Source"><text:span text:style-name="T3"><text:tab/><text:tab/></text:span><text:span text:style-name="T10">case</text:span><text:span text:style-name="T3"> </text:span><text:span text:style-name="T14">CANDIDATE</text:span><text:span text:style-name="T3">:</text:span></text:p>
        </text:list-item>
        <text:list-item>
          <text:p text:style-name="Code_20_Source"><text:span text:style-name="T3"><text:tab/><text:tab/><text:tab/></text:span><text:span text:style-name="T10">return</text:span><text:span text:style-name="T3"> candidateAppendEntries(term, leaderId, prevLogIndex,</text:span></text:p>
        </text:list-item>
        <text:list-item>
          <text:p text:style-name="Code_20_Source"><text:tab/><text:tab/><text:tab/><text:tab/><text:tab/>prevLogTerm, entries, leaderCommit);</text:p>
        </text:list-item>
        <text:list-item>
          <text:p text:style-name="Code_20_Source"><text:span text:style-name="T3"><text:tab/><text:tab/></text:span><text:span text:style-name="T10">case</text:span><text:span text:style-name="T3"> </text:span><text:span text:style-name="T14">LEADER</text:span><text:span text:style-name="T3">:</text:span></text:p>
        </text:list-item>
        <text:list-item>
          <text:p text:style-name="Code_20_Source"><text:span text:style-name="T3"><text:tab/><text:tab/><text:tab/></text:span><text:span text:style-name="T10">return</text:span><text:span text:style-name="T3"> leaderAppendEntries(term, leaderId, prevLogIndex,</text:span></text:p>
        </text:list-item>
        <text:list-item>
          <text:p text:style-name="Code_20_Source"><text:tab/><text:tab/><text:tab/><text:tab/><text:tab/>prevLogTerm, entries, leaderCommit);</text:p>
        </text:list-item>
        <text:list-item>
          <text:p text:style-name="Code_20_Source"><text:tab/><text:tab/>}</text:p>
        </text:list-item>
        <text:list-item>
          <text:p text:style-name="Code_20_Source"/>
        </text:list-item>
        <text:list-item>
          <text:p text:style-name="Code_20_Source"><text:span text:style-name="T3"><text:tab/><text:tab/></text:span><text:span text:style-name="T15">// Should never happen.</text:span></text:p>
        </text:list-item>
        <text:list-item>
          <text:p text:style-name="Code_20_Source"><text:span text:style-name="T3"><text:tab/><text:tab/></text:span><text:span text:style-name="T10">return</text:span><text:span text:style-name="T3"> </text:span><text:span text:style-name="T10">null</text:span><text:span text:style-name="T3">;</text:span></text:p>
        </text:list-item>
        <text:list-item>
          <text:p text:style-name="Code_20_Source"><text:span text:style-name="T6"><text:tab/>}</text:span></text:p>
        </text:list-item>
      </text:list>
      <text:h text:style-name="P17" text:outline-level="2"><text:bookmark-start text:name="__RefHeading__2647_1105286261"/>FollowerAppendEntries<text:bookmark-end text:name="__RefHeading__2647_1105286261"/></text:h>
      <text:p text:style-name="P3">This is the actual implementation of the flow that a follower node has to execute when a leader tries to append entries to him.</text:p>
      <text:p text:style-name="P11"><text:span text:style-name="T24">It is coded and commented to match Raft's specification document instructions on this particular method.</text:span></text:p>
      <text:list xml:id="list439852454" text:continue-list="list785873729" text:style-name="Numérotation_20_Code">
        <text:list-item text:start-value="1">
          <text:p text:style-name="Code_20_Source"><text:span text:style-name="T24">/**</text:span></text:p>
        </text:list-item>
        <text:list-item>
          <text:p text:style-name="Code_20_Source"><text:tab/> * Follower code on <text:span text:style-name="T21">invokation</text:span> of appendEntries from the leader.</text:p>
        </text:list-item>
        <text:list-item>
          <text:p text:style-name="Code_20_Source"><text:tab/> * Invoked by leader to replicate log entries; also used as <text:span text:style-name="T21">heartbeat</text:span>.</text:p>
        </text:list-item>
        <text:list-item>
          <text:p text:style-name="Code_20_Source"><text:span text:style-name="T1"><text:tab/> * </text:span><text:span text:style-name="T22">@param</text:span><text:span text:style-name="T1"> term : leader's term</text:span></text:p>
        </text:list-item>
        <text:list-item>
          <text:p text:style-name="Code_20_Source"><text:span text:style-name="T1"><text:tab/> * </text:span><text:span text:style-name="T22">@param</text:span><text:span text:style-name="T1"> leaderId : so follower can redirect clients</text:span></text:p>
        </text:list-item>
        <text:list-item>
          <text:p text:style-name="Code_20_Source"><text:span text:style-name="T1"><text:tab/> * </text:span><text:span text:style-name="T22">@param</text:span><text:span text:style-name="T1"> prevLogIndex : index of log entry immediately preceding new ones</text:span></text:p>
        </text:list-item>
        <text:list-item>
          <text:p text:style-name="Code_20_Source"><text:span text:style-name="T1"><text:tab/> * </text:span><text:span text:style-name="T22">@param</text:span><text:span text:style-name="T1"> prevLogTerm : term of prevLogIndex entry</text:span></text:p>
        </text:list-item>
        <text:list-item>
          <text:p text:style-name="Code_20_Source"><text:span text:style-name="T1"><text:tab/> * </text:span><text:span text:style-name="T22">@param</text:span><text:span text:style-name="T1"> entries : log entries to store</text:span></text:p>
        </text:list-item>
        <text:list-item>
          <text:p text:style-name="Code_20_Source"><text:span text:style-name="T1"><text:tab/> * </text:span><text:span text:style-name="T22">@param</text:span><text:span text:style-name="T1"> leaderCommit : leader's commitIndex</text:span></text:p>
        </text:list-item>
        <text:list-item>
          <text:p text:style-name="Code_20_Source"><text:span text:style-name="T1"><text:tab/> * </text:span><text:span text:style-name="T22">@return</text:span><text:span text:style-name="T1"> AppendEntriesResponse: term (currentTerm, for leader to update itself), </text:span></text:p>
        </text:list-item>
        <text:list-item>
          <text:p text:style-name="Code_20_Source"><text:tab/> * <text:tab/>success (true if follower contained entry matching prevLongIndex and prevLogTerm)</text:p>
        </text:list-item>
        <text:list-item>
          <text:p text:style-name="Code_20_Source"><text:tab/> */</text:p>
        </text:list-item>
        <text:list-item>
          <text:p text:style-name="Code_20_Source"><text:span text:style-name="T3"><text:tab/></text:span><text:span text:style-name="T10">private</text:span><text:span text:style-name="T3"> AppendEntriesResponse followerAppendEntries(</text:span><text:span text:style-name="T10">long</text:span><text:span text:style-name="T3"> term,</text:span></text:p>
        </text:list-item>
        <text:list-item>
          <text:p text:style-name="Code_20_Source"><text:span text:style-name="T3"><text:tab/><text:tab/><text:tab/>String leaderId, </text:span><text:span text:style-name="T10">int</text:span><text:span text:style-name="T3"> prevLogIndex, </text:span><text:span text:style-name="T10">long</text:span><text:span text:style-name="T3"> prevLogTerm,</text:span></text:p>
        </text:list-item>
        <text:list-item>
          <text:p text:style-name="Code_20_Source"><text:span text:style-name="T3"><text:tab/><text:tab/><text:tab/>List&lt;LogEntry&gt; entries, </text:span><text:span text:style-name="T10">int</text:span><text:span text:style-name="T3"> leaderCommit) {</text:span></text:p>
        </text:list-item>
        <text:list-item>
          <text:p text:style-name="Code_20_Source"><text:span text:style-name="T3"><text:tab/><text:tab/></text:span><text:span text:style-name="T10">synchronized</text:span><text:span text:style-name="T3"> (</text:span><text:span text:style-name="T14">guard</text:span><text:span text:style-name="T3">) {</text:span></text:p>
        </text:list-item>
        <text:list-item>
          <text:p text:style-name="Code_20_Source"><text:span text:style-name="T3"><text:tab/><text:tab/><text:tab/></text:span><text:span text:style-name="T15">// From raft </text:span><text:span text:style-name="T18">pdf: Receiver</text:span><text:span text:style-name="T15"> implementation:</text:span></text:p>
        </text:list-item>
        <text:list-item>
          <text:p text:style-name="Code_20_Source"><text:span text:style-name="T3"><text:tab/><text:tab/><text:tab/></text:span><text:span text:style-name="T15">// 1. Reply false if term &lt; currentTerm (5.1)</text:span></text:p>
        </text:list-item>
        <text:list-item>
          <text:p text:style-name="Code_20_Source"><text:span text:style-name="T3"><text:tab/><text:tab/><text:tab/></text:span><text:span text:style-name="T10">if</text:span><text:span text:style-name="T3"> ( term &lt; </text:span><text:span text:style-name="T11">persistentState</text:span><text:span text:style-name="T3">.getCurrentTerm()) {</text:span></text:p>
        </text:list-item>
        <text:list-item>
          <text:p text:style-name="Code_20_Source"><text:span text:style-name="T3"><text:tab/><text:tab/><text:tab/><text:tab/></text:span><text:span text:style-name="T10">return</text:span><text:span text:style-name="T3"> </text:span><text:span text:style-name="T10">new</text:span><text:span text:style-name="T3"> AppendEntriesResponse(</text:span><text:span text:style-name="T11">persistentState</text:span><text:span text:style-name="T3">.getCurrentTerm(), </text:span><text:span text:style-name="T10">false</text:span><text:span text:style-name="T3">);</text:span></text:p>
        </text:list-item>
        <text:list-item>
          <text:p text:style-name="Code_20_Source"><text:tab/><text:tab/><text:tab/>}</text:p>
        </text:list-item>
        <text:list-item>
          <text:p text:style-name="Code_20_Source"/>
        </text:list-item>
        <text:list-item>
          <text:p text:style-name="Code_20_Source"/>
        </text:list-item>
        <text:list-item>
          <text:p text:style-name="Code_20_Source"><text:span text:style-name="T3"><text:tab/><text:tab/><text:tab/></text:span><text:span text:style-name="T15">// If leader with higher term, update ourselves.</text:span></text:p>
        </text:list-item>
        <text:list-item>
          <text:p text:style-name="Code_20_Source"><text:span text:style-name="T3"><text:tab/><text:tab/><text:tab/></text:span><text:span text:style-name="T10">else</text:span><text:span text:style-name="T3"> </text:span><text:span text:style-name="T10">if</text:span><text:span text:style-name="T3"> (term &gt; </text:span><text:span text:style-name="T11">persistentState</text:span><text:span text:style-name="T3">.getCurrentTerm()) {</text:span></text:p>
        </text:list-item>
        <text:list-item>
          <text:p text:style-name="Code_20_Source"><text:span text:style-name="T3"><text:tab/><text:tab/><text:tab/><text:tab/>log(</text:span><text:span text:style-name="T19">"Received append entry with newer term."</text:span><text:span text:style-name="T3">, </text:span><text:span text:style-name="T14">INFO</text:span><text:span text:style-name="T3">);</text:span></text:p>
        </text:list-item>
        <text:list-item>
          <text:p text:style-name="Code_20_Source"><text:span text:style-name="T3"><text:tab/><text:tab/><text:tab/><text:tab/></text:span><text:span text:style-name="T10">synchronized</text:span><text:span text:style-name="T3"> (</text:span><text:span text:style-name="T14">guard</text:span><text:span text:style-name="T3">) {</text:span></text:p>
        </text:list-item>
        <text:list-item>
          <text:p text:style-name="Code_20_Source"><text:span text:style-name="T3"><text:tab/><text:tab/><text:tab/><text:tab/><text:tab/></text:span><text:span text:style-name="T11">persistentState</text:span><text:span text:style-name="T3">.setCurrentTerm(term);</text:span></text:p>
        </text:list-item>
        <text:list-item>
          <text:p text:style-name="Code_20_Source"><text:tab/><text:tab/><text:tab/><text:tab/><text:tab/>setLeader(leaderId);</text:p>
        </text:list-item>
        <text:list-item>
          <text:p text:style-name="Code_20_Source"><text:tab/><text:tab/><text:tab/><text:tab/>}</text:p>
        </text:list-item>
        <text:list-item>
          <text:p text:style-name="Code_20_Source"><text:tab/><text:tab/><text:tab/>}</text:p>
        </text:list-item>
        <text:list-item>
          <text:p text:style-name="Code_20_Source"/>
        </text:list-item>
        <text:list-item>
          <text:p text:style-name="Code_20_Source"><text:span text:style-name="T3"><text:tab/><text:tab/><text:tab/></text:span><text:span text:style-name="T15">// Same term, with different leader update it.</text:span></text:p>
        </text:list-item>
        <text:list-item>
          <text:p text:style-name="Code_20_Source"><text:span text:style-name="T3"><text:tab/><text:tab/><text:tab/></text:span><text:span text:style-name="T10">else</text:span><text:span text:style-name="T3"> </text:span><text:span text:style-name="T10">if</text:span><text:span text:style-name="T3"> (term == </text:span><text:span text:style-name="T11">persistentState</text:span><text:span text:style-name="T3">.getCurrentTerm()) {</text:span></text:p>
        </text:list-item>
        <text:list-item>
          <text:p text:style-name="Code_20_Source"><text:span text:style-name="T3"><text:tab/><text:tab/><text:tab/><text:tab/>log(</text:span><text:span text:style-name="T19">"Received append entries for my term. Updating leader if needed"</text:span><text:span text:style-name="T3">, </text:span><text:span text:style-name="T14">DEBUG</text:span><text:span text:style-name="T3">);</text:span></text:p>
        </text:list-item>
        <text:list-item>
          <text:p text:style-name="Code_20_Source"><text:span text:style-name="T3"><text:tab/><text:tab/><text:tab/><text:tab/></text:span><text:span text:style-name="T10">synchronized</text:span><text:span text:style-name="T3"> (</text:span><text:span text:style-name="T14">guard</text:span><text:span text:style-name="T3">) {</text:span></text:p>
        </text:list-item>
        <text:list-item>
          <text:p text:style-name="Code_20_Source"><text:tab/><text:tab/><text:tab/><text:tab/><text:tab/>setLeader(leaderId);</text:p>
        </text:list-item>
        <text:list-item>
          <text:p text:style-name="Code_20_Source"><text:tab/><text:tab/><text:tab/><text:tab/>}</text:p>
        </text:list-item>
        <text:list-item>
          <text:p text:style-name="Code_20_Source"><text:tab/><text:tab/><text:tab/>}</text:p>
        </text:list-item>
        <text:list-item>
          <text:p text:style-name="Code_20_Source"/>
        </text:list-item>
        <text:list-item>
          <text:p text:style-name="Code_20_Source"><text:span text:style-name="T3"><text:tab/><text:tab/><text:tab/></text:span><text:span text:style-name="T15">// If not a stale leader, count from now the </text:span><text:span text:style-name="T17">heartbeat</text:span><text:span text:style-name="T15">.</text:span></text:p>
        </text:list-item>
        <text:list-item>
          <text:p text:style-name="Code_20_Source"><text:tab/><text:tab/><text:tab/>onHeartbeat();</text:p>
        </text:list-item>
        <text:list-item>
          <text:p text:style-name="Code_20_Source"/>
        </text:list-item>
        <text:list-item>
          <text:p text:style-name="Code_20_Source"><text:span text:style-name="T3"><text:tab/><text:tab/><text:tab/></text:span><text:span text:style-name="T15">// 2. Reply false if log doesn't contain an entry at prevLogIndex</text:span></text:p>
        </text:list-item>
        <text:list-item>
          <text:p text:style-name="Code_20_Source"><text:span text:style-name="T3"><text:tab/><text:tab/><text:tab/></text:span><text:span text:style-name="T15">// whose term matches prevLogTerm (5.3)</text:span></text:p>
        </text:list-item>
        <text:list-item>
          <text:p text:style-name="Code_20_Source"><text:span text:style-name="T3"><text:tab/><text:tab/><text:tab/></text:span><text:span text:style-name="T10">if</text:span><text:span text:style-name="T3"> ( </text:span><text:span text:style-name="T11">persistentState</text:span><text:span text:style-name="T3">.getTerm(prevLogIndex) != prevLogTerm ) {</text:span></text:p>
        </text:list-item>
        <text:list-item>
          <text:p text:style-name="Code_20_Source"><text:span text:style-name="T3"><text:tab/><text:tab/><text:tab/><text:tab/></text:span><text:span text:style-name="T15">// 3. If an existing entry conflicts with a new one (same index</text:span></text:p>
        </text:list-item>
        <text:list-item>
          <text:p text:style-name="Code_20_Source"><text:span text:style-name="T3"><text:tab/><text:tab/><text:tab/><text:tab/></text:span><text:span text:style-name="T15">// but different terms), delete the existing entry and all that</text:span></text:p>
        </text:list-item>
        <text:list-item>
          <text:p text:style-name="Code_20_Source"><text:span text:style-name="T3"><text:tab/><text:tab/><text:tab/><text:tab/></text:span><text:span text:style-name="T15">// follow it (5.3)</text:span></text:p>
        </text:list-item>
        <text:list-item>
          <text:p text:style-name="Code_20_Source"><text:span text:style-name="T3"><text:tab/><text:tab/><text:tab/><text:tab/></text:span><text:span text:style-name="T10">if</text:span><text:span text:style-name="T3"> ( prevLogIndex &gt; 0 ) {</text:span></text:p>
        </text:list-item>
        <text:list-item>
          <text:p text:style-name="Code_20_Source"><text:span text:style-name="T3"><text:tab/><text:tab/><text:tab/><text:tab/><text:tab/>log(</text:span><text:span text:style-name="T19">"Deleting invalid entries from log."</text:span><text:span text:style-name="T3">, </text:span><text:span text:style-name="T14">WARN</text:span><text:span text:style-name="T3">);</text:span></text:p>
        </text:list-item>
        <text:list-item>
          <text:p text:style-name="Code_20_Source"><text:span text:style-name="T3"><text:tab/><text:tab/><text:tab/><text:tab/><text:tab/></text:span><text:span text:style-name="T11">persistentState</text:span><text:span text:style-name="T3">.deleteEntries(prevLogIndex);</text:span></text:p>
        </text:list-item>
        <text:list-item>
          <text:p text:style-name="Code_20_Source"><text:tab/><text:tab/><text:tab/><text:tab/>}</text:p>
        </text:list-item>
        <text:list-item>
          <text:p text:style-name="Code_20_Source"><text:span text:style-name="T3"><text:tab/><text:tab/><text:tab/><text:tab/>log(</text:span><text:span text:style-name="T19">"Rejecting append entry because term "</text:span><text:span text:style-name="T3"> + prevLogTerm + </text:span><text:span text:style-name="T19">"!="</text:span><text:span text:style-name="T3"> + </text:span><text:span text:style-name="T11">persistentState</text:span><text:span text:style-name="T3">.getTerm(prevLogIndex), </text:span><text:span text:style-name="T14">ERROR</text:span><text:span text:style-name="T3">);</text:span></text:p>
        </text:list-item>
        <text:list-item>
          <text:p text:style-name="Code_20_Source"><text:span text:style-name="T3"><text:tab/><text:tab/><text:tab/><text:tab/></text:span><text:span text:style-name="T10">return</text:span><text:span text:style-name="T3"> </text:span><text:span text:style-name="T10">new</text:span><text:span text:style-name="T3"> AppendEntriesResponse(</text:span><text:span text:style-name="T11">persistentState</text:span><text:span text:style-name="T3">.getCurrentTerm(), </text:span><text:span text:style-name="T10">false</text:span><text:span text:style-name="T3">);</text:span></text:p>
        </text:list-item>
        <text:list-item>
          <text:p text:style-name="Code_20_Source"><text:tab/><text:tab/><text:tab/>}</text:p>
        </text:list-item>
        <text:list-item>
          <text:p text:style-name="Code_20_Source"/>
        </text:list-item>
        <text:list-item>
          <text:p text:style-name="Code_20_Source"><text:span text:style-name="T3"><text:tab/><text:tab/><text:tab/></text:span><text:span text:style-name="T15">// 4. Append any new entries not already in the log</text:span></text:p>
        </text:list-item>
        <text:list-item>
          <text:p text:style-name="Code_20_Source"><text:span text:style-name="T3"><text:tab/><text:tab/><text:tab/></text:span><text:span text:style-name="T10">for</text:span><text:span text:style-name="T3"> ( LogEntry e : entries ) {</text:span></text:p>
        </text:list-item>
        <text:list-item>
          <text:p text:style-name="Code_20_Source"><text:span text:style-name="T3"><text:tab/><text:tab/><text:tab/><text:tab/></text:span><text:span text:style-name="T11">persistentState</text:span><text:span text:style-name="T3">.appendEntry(e);</text:span></text:p>
        </text:list-item>
        <text:list-item>
          <text:p text:style-name="Code_20_Source"><text:span text:style-name="T3"><text:tab/><text:tab/><text:tab/><text:tab/>log(</text:span><text:span text:style-name="T19">"Appended entry "</text:span><text:span text:style-name="T3"> + e + </text:span><text:span text:style-name="T19">" at position "</text:span><text:span text:style-name="T3"> + </text:span><text:span text:style-name="T11">persistentState</text:span><text:span text:style-name="T3">.getLastLogIndex(), </text:span><text:span text:style-name="T14">WARN</text:span><text:span text:style-name="T3">);</text:span></text:p>
        </text:list-item>
        <text:list-item>
          <text:p text:style-name="Code_20_Source"><text:tab/><text:tab/><text:tab/>}</text:p>
        </text:list-item>
        <text:list-item>
          <text:p text:style-name="Code_20_Source"/>
        </text:list-item>
        <text:list-item>
          <text:p text:style-name="Code_20_Source"><text:span text:style-name="T3"><text:tab/><text:tab/><text:tab/></text:span><text:span text:style-name="T15">// 5. If leaderCommit &gt; commitIndex, set commitIndex = </text:span><text:span text:style-name="T17">min</text:span><text:span text:style-name="T15">(leaderCommit, last log index)</text:span></text:p>
        </text:list-item>
        <text:list-item>
          <text:p text:style-name="Code_20_Source"><text:span text:style-name="T3"><text:tab/><text:tab/><text:tab/></text:span><text:span text:style-name="T10">if</text:span><text:span text:style-name="T3"> ( Math.</text:span><text:span text:style-name="T5">min</text:span><text:span text:style-name="T3">(leaderCommit, </text:span><text:span text:style-name="T11">persistentState</text:span><text:span text:style-name="T3">.getLastLogIndex()) &gt; </text:span><text:span text:style-name="T11">commitIndex</text:span><text:span text:style-name="T3"> ) {</text:span></text:p>
        </text:list-item>
        <text:list-item>
          <text:p text:style-name="Code_20_Source"><text:span text:style-name="T3"><text:tab/><text:tab/><text:tab/><text:tab/></text:span><text:span text:style-name="T11">commitIndex</text:span><text:span text:style-name="T3"> = Math.</text:span><text:span text:style-name="T5">min</text:span><text:span text:style-name="T3">(leaderCommit, </text:span><text:span text:style-name="T11">persistentState</text:span><text:span text:style-name="T3">.getLastLogIndex());</text:span></text:p>
        </text:list-item>
        <text:list-item>
          <text:p text:style-name="Code_20_Source"><text:span text:style-name="T3"><text:tab/><text:tab/><text:tab/><text:tab/>log(</text:span><text:span text:style-name="T19">"Commit index updated to "</text:span><text:span text:style-name="T3"> + </text:span><text:span text:style-name="T11">commitIndex</text:span><text:span text:style-name="T3"> + </text:span><text:span text:style-name="T19">" from leader. Start committing data."</text:span><text:span text:style-name="T3"> , </text:span><text:span text:style-name="T14">WARN</text:span><text:span text:style-name="T3">);</text:span></text:p>
        </text:list-item>
        <text:list-item>
          <text:p text:style-name="Code_20_Source"><text:span text:style-name="T3"><text:tab/><text:tab/><text:tab/><text:tab/></text:span><text:span text:style-name="T15">// Start </text:span><text:span text:style-name="T17">committer</text:span><text:span text:style-name="T15"> thread.</text:span></text:p>
        </text:list-item>
        <text:list-item>
          <text:p text:style-name="Code_20_Source"><text:span text:style-name="T3"><text:tab/><text:tab/><text:tab/><text:tab/></text:span><text:span text:style-name="T11">committer</text:span><text:span text:style-name="T3">.awakeThread();</text:span></text:p>
        </text:list-item>
        <text:list-item>
          <text:p text:style-name="Code_20_Source"><text:tab/><text:tab/><text:tab/>}</text:p>
        </text:list-item>
        <text:list-item>
          <text:p text:style-name="Code_20_Source"><text:span text:style-name="T3"><text:tab/><text:tab/><text:tab/></text:span><text:span text:style-name="T15">// </text:span><text:span text:style-name="T17">Ok</text:span><text:span text:style-name="T15"> to leader.</text:span></text:p>
        </text:list-item>
        <text:list-item>
          <text:p text:style-name="Code_20_Source"><text:span text:style-name="T3"><text:tab/><text:tab/><text:tab/></text:span><text:span text:style-name="T10">return</text:span><text:span text:style-name="T3"> </text:span><text:span text:style-name="T10">new</text:span><text:span text:style-name="T3"> AppendEntriesResponse(</text:span><text:span text:style-name="T11">persistentState</text:span><text:span text:style-name="T3">.getCurrentTerm(), </text:span><text:span text:style-name="T10">true</text:span><text:span text:style-name="T3">);</text:span></text:p>
        </text:list-item>
        <text:list-item>
          <text:p text:style-name="Code_20_Source"><text:tab/><text:tab/>}</text:p>
        </text:list-item>
        <text:list-item>
          <text:p text:style-name="Code_20_Source"><text:span text:style-name="T6"><text:tab/>}</text:span></text:p>
        </text:list-item>
      </text:list>
      <text:h text:style-name="P15" text:outline-level="2"><text:bookmark-start text:name="__RefHeading__2649_1105286261"/><text:soft-page-break/>grantVote<text:bookmark-end text:name="__RefHeading__2649_1105286261"/></text:h>
      <text:p text:style-name="P11"><text:span text:style-name="T24">This method is called by the RequestVote RMI implementation, and returns a boolean representing whether the vote is granted to the candidate asking for it or not.</text:span></text:p>
      <text:list xml:id="list1633233890" text:continue-list="list439852454" text:style-name="Numérotation_20_Code">
        <text:list-item text:start-value="1">
          <text:p text:style-name="Code_20_Source"><text:span text:style-name="T24">/**</text:span></text:p>
        </text:list-item>
        <text:list-item>
          <text:p text:style-name="Code_20_Source"><text:tab/> * Guarded method to obtain a vote.</text:p>
        </text:list-item>
        <text:list-item>
          <text:p text:style-name="Code_20_Source"><text:tab/> * </text:p>
        </text:list-item>
        <text:list-item>
          <text:p text:style-name="Code_20_Source"><text:span text:style-name="T1"><text:tab/> * </text:span><text:span text:style-name="T22">@param</text:span><text:span text:style-name="T1"> term</text:span></text:p>
        </text:list-item>
        <text:list-item>
          <text:p text:style-name="Code_20_Source"><text:span text:style-name="T1"><text:tab/> * </text:span><text:span text:style-name="T22">@param</text:span><text:span text:style-name="T1"> candidateId</text:span></text:p>
        </text:list-item>
        <text:list-item>
          <text:p text:style-name="Code_20_Source"><text:span text:style-name="T1"><text:tab/> * </text:span><text:span text:style-name="T22">@param</text:span><text:span text:style-name="T1"> lastLogIndex</text:span></text:p>
        </text:list-item>
        <text:list-item>
          <text:p text:style-name="Code_20_Source"><text:span text:style-name="T1"><text:tab/> * </text:span><text:span text:style-name="T22">@param</text:span><text:span text:style-name="T1"> lastLogTerm</text:span></text:p>
        </text:list-item>
        <text:list-item>
          <text:p text:style-name="Code_20_Source"><text:span text:style-name="T1"><text:tab/> * </text:span><text:span text:style-name="T22">@return</text:span></text:p>
        </text:list-item>
        <text:list-item>
          <text:p text:style-name="Code_20_Source"><text:tab/> */</text:p>
        </text:list-item>
        <text:list-item>
          <text:p text:style-name="Code_20_Source"><text:span text:style-name="T3"><text:tab/></text:span><text:span text:style-name="T10">private</text:span><text:span text:style-name="T3"> </text:span><text:span text:style-name="T10">boolean</text:span><text:span text:style-name="T3"> grantVote(</text:span><text:span text:style-name="T10">long</text:span><text:span text:style-name="T3"> term, String candidateId, </text:span><text:span text:style-name="T10">int</text:span><text:span text:style-name="T3"> lastLogIndex, </text:span><text:span text:style-name="T10">long</text:span><text:span text:style-name="T3"> lastLogTerm) {</text:span></text:p>
        </text:list-item>
        <text:list-item>
          <text:p text:style-name="Code_20_Source"><text:span text:style-name="T3"><text:tab/><text:tab/></text:span><text:span text:style-name="T10">synchronized</text:span><text:span text:style-name="T3"> (</text:span><text:span text:style-name="T14">guard</text:span><text:span text:style-name="T3">) {</text:span></text:p>
        </text:list-item>
        <text:list-item>
          <text:p text:style-name="Code_20_Source"><text:span text:style-name="T3"><text:tab/><text:tab/><text:tab/></text:span><text:span text:style-name="T15">// Receiver implementation:</text:span></text:p>
        </text:list-item>
        <text:list-item>
          <text:p text:style-name="Code_20_Source"><text:span text:style-name="T3"><text:tab/><text:tab/><text:tab/></text:span><text:span text:style-name="T15">// 1. Reply false if term &lt; currentTerm (§5.1)</text:span></text:p>
        </text:list-item>
        <text:list-item>
          <text:p text:style-name="Code_20_Source"><text:span text:style-name="T3"><text:tab/><text:tab/><text:tab/></text:span><text:span text:style-name="T10">if</text:span><text:span text:style-name="T3"> ( term &lt; getCurrentTerm() ) {</text:span></text:p>
        </text:list-item>
        <text:list-item>
          <text:p text:style-name="Code_20_Source"><text:span text:style-name="T3"><text:tab/><text:tab/><text:tab/><text:tab/>log(</text:span><text:span text:style-name="T19">"Not accepting other leader because his term is less than ours."</text:span><text:span text:style-name="T3">, </text:span><text:span text:style-name="T14">WARN</text:span><text:span text:style-name="T3">);</text:span></text:p>
        </text:list-item>
        <text:list-item>
          <text:p text:style-name="Code_20_Source"><text:span text:style-name="T3"><text:tab/><text:tab/><text:tab/><text:tab/></text:span><text:span text:style-name="T10">return</text:span><text:span text:style-name="T3"> </text:span><text:span text:style-name="T10">false</text:span><text:span text:style-name="T3">;</text:span></text:p>
        </text:list-item>
        <text:list-item>
          <text:p text:style-name="Code_20_Source"><text:tab/><text:tab/><text:tab/>}</text:p>
        </text:list-item>
        <text:list-item>
          <text:p text:style-name="Code_20_Source"/>
        </text:list-item>
        <text:list-item>
          <text:p text:style-name="Code_20_Source"><text:span text:style-name="T3"><text:tab/><text:tab/><text:tab/></text:span><text:span text:style-name="T15">// If higher term, update our own. This will clean the voted for object.</text:span></text:p>
        </text:list-item>
        <text:list-item>
          <text:p text:style-name="Code_20_Source"><text:span text:style-name="T3"><text:tab/><text:tab/><text:tab/></text:span><text:span text:style-name="T10">if</text:span><text:span text:style-name="T3"> ( term &gt; </text:span><text:span text:style-name="T11">persistentState</text:span><text:span text:style-name="T3">.getCurrentTerm() ) {</text:span></text:p>
        </text:list-item>
        <text:list-item>
          <text:p text:style-name="Code_20_Source"><text:span text:style-name="T3"><text:tab/><text:tab/><text:tab/><text:tab/></text:span><text:span text:style-name="T11">persistentState</text:span><text:span text:style-name="T3">.setCurrentTerm(term);</text:span></text:p>
        </text:list-item>
        <text:list-item>
          <text:p text:style-name="Code_20_Source"><text:span text:style-name="T3"><text:tab/><text:tab/><text:tab/><text:tab/>changeState(RaftState.</text:span><text:span text:style-name="T14">FOLLOWER</text:span><text:span text:style-name="T3">);</text:span></text:p>
        </text:list-item>
        <text:list-item>
          <text:p text:style-name="Code_20_Source"><text:span text:style-name="T3"><text:tab/><text:tab/><text:tab/><text:tab/>log(</text:span><text:span text:style-name="T19">"Updating my term to "</text:span><text:span text:style-name="T3"> + term, </text:span><text:span text:style-name="T14">INFO</text:span><text:span text:style-name="T3">);</text:span></text:p>
        </text:list-item>
        <text:list-item>
          <text:p text:style-name="Code_20_Source"><text:tab/><text:tab/><text:tab/>}</text:p>
        </text:list-item>
        <text:list-item>
          <text:p text:style-name="Code_20_Source"/>
        </text:list-item>
        <text:list-item>
          <text:p text:style-name="Code_20_Source"><text:span text:style-name="T3"><text:tab/><text:tab/><text:tab/></text:span><text:span text:style-name="T15">//<text:tab/><text:tab/><text:tab/><text:tab/>2. If votedFor is null or candidateId,</text:span></text:p>
        </text:list-item>
        <text:list-item>
          <text:p text:style-name="Code_20_Source"><text:span text:style-name="T3"><text:tab/><text:tab/><text:tab/></text:span><text:span text:style-name="T10">if</text:span><text:span text:style-name="T3"> ( </text:span><text:span text:style-name="T11">persistentState</text:span><text:span text:style-name="T3">.getVotedFor() != </text:span><text:span text:style-name="T10">null</text:span><text:span text:style-name="T3"> &amp;&amp; !</text:span><text:span text:style-name="T11">persistentState</text:span><text:span text:style-name="T3">.getVotedFor().equals(candidateId) ) {</text:span></text:p>
        </text:list-item>
        <text:list-item>
          <text:p text:style-name="Code_20_Source"><text:span text:style-name="T3"><text:tab/><text:tab/><text:tab/><text:tab/>log(</text:span><text:span text:style-name="T19">"Not granting vote because i've already voted to "</text:span><text:span text:style-name="T3"> + </text:span><text:span text:style-name="T11">persistentState</text:span><text:span text:style-name="T3">.getVotedFor(), </text:span><text:span text:style-name="T14">INFO</text:span><text:span text:style-name="T3">);</text:span></text:p>
        </text:list-item>
        <text:list-item>
          <text:p text:style-name="Code_20_Source"><text:span text:style-name="T3"><text:tab/><text:tab/><text:tab/><text:tab/></text:span><text:span text:style-name="T10">return</text:span><text:span text:style-name="T3"> </text:span><text:span text:style-name="T10">false</text:span><text:span text:style-name="T3">;</text:span></text:p>
        </text:list-item>
        <text:list-item>
          <text:p text:style-name="Code_20_Source"><text:tab/><text:tab/><text:tab/>}</text:p>
        </text:list-item>
        <text:list-item>
          <text:p text:style-name="Code_20_Source"><text:span text:style-name="T3"><text:tab/><text:tab/><text:tab/></text:span><text:span text:style-name="T15">//<text:tab/><text:tab/><text:tab/> and candidate's log is at least as up-to-date as receiver’s log, grant vote (§5.2, §5.4)</text:span></text:p>
        </text:list-item>
        <text:list-item>
          <text:p text:style-name="Code_20_Source"><text:span text:style-name="T3"><text:tab/><text:tab/><text:tab/></text:span><text:span text:style-name="T10">if</text:span><text:span text:style-name="T3"> ( fresherLog(lastLogIndex, lastLogTerm) ) {</text:span></text:p>
        </text:list-item>
        <text:list-item>
          <text:p text:style-name="Code_20_Source"><text:span text:style-name="T3"><text:tab/><text:tab/><text:tab/><text:tab/>log(</text:span><text:span text:style-name="T19">"Not granting vote because our term is fresher: "</text:span></text:p>
        </text:list-item>
        <text:list-item>
          <text:p text:style-name="Code_20_Source"><text:span text:style-name="T3"><text:tab/><text:tab/><text:tab/><text:tab/><text:tab/><text:tab/>+ </text:span><text:span text:style-name="T19">"["</text:span><text:span text:style-name="T3"> + </text:span><text:span text:style-name="T11">persistentState</text:span><text:span text:style-name="T3">.getLastLogTerm() + </text:span><text:span text:style-name="T19">","</text:span><text:span text:style-name="T3"> + </text:span><text:span text:style-name="T11">persistentState</text:span><text:span text:style-name="T3">.getLastLogIndex() + </text:span><text:span text:style-name="T19">"]"</text:span><text:span text:style-name="T3"> </text:span></text:p>
        </text:list-item>
        <text:list-item>
          <text:p text:style-name="Code_20_Source"><text:span text:style-name="T3"><text:tab/><text:tab/><text:tab/><text:tab/><text:tab/><text:tab/>+ </text:span><text:span text:style-name="T19">" &gt; "</text:span></text:p>
        </text:list-item>
        <text:list-item>
          <text:p text:style-name="Code_20_Source"><text:span text:style-name="T3"><text:tab/><text:tab/><text:tab/><text:tab/><text:tab/><text:tab/>+ </text:span><text:span text:style-name="T19">"["</text:span><text:span text:style-name="T3"><text:tab/>+ lastLogTerm + </text:span><text:span text:style-name="T19">","</text:span><text:span text:style-name="T3"> + lastLogIndex + </text:span><text:span text:style-name="T19">"]"</text:span><text:span text:style-name="T3">, </text:span><text:span text:style-name="T14">WARN</text:span><text:span text:style-name="T3">);</text:span></text:p>
        </text:list-item>
        <text:list-item>
          <text:p text:style-name="Code_20_Source"><text:span text:style-name="T3"><text:tab/><text:tab/><text:tab/><text:tab/></text:span><text:span text:style-name="T10">return</text:span><text:span text:style-name="T3"> </text:span><text:span text:style-name="T10">false</text:span><text:span text:style-name="T3">;</text:span></text:p>
        </text:list-item>
        <text:list-item>
          <text:p text:style-name="Code_20_Source"><text:tab/><text:tab/><text:tab/>}</text:p>
        </text:list-item>
        <text:list-item>
          <text:p text:style-name="Code_20_Source"/>
        </text:list-item>
        <text:list-item>
          <text:p text:style-name="Code_20_Source"><text:span text:style-name="T3"><text:tab/><text:tab/><text:tab/></text:span><text:span text:style-name="T15">// If we are here we can grant him the vote.</text:span></text:p>
        </text:list-item>
        <text:list-item>
          <text:p text:style-name="Code_20_Source"><text:span text:style-name="T3"><text:tab/><text:tab/><text:tab/></text:span><text:span text:style-name="T11">persistentState</text:span><text:span text:style-name="T3">.setVotedFor(candidateId);</text:span></text:p>
        </text:list-item>
        <text:list-item>
          <text:p text:style-name="Code_20_Source"/>
        </text:list-item>
        <text:list-item>
          <text:p text:style-name="Code_20_Source"><text:span text:style-name="T3"><text:tab/><text:tab/><text:tab/></text:span><text:span text:style-name="T15">// Add some time to election timeout.</text:span></text:p>
        </text:list-item>
        <text:list-item>
          <text:p text:style-name="Code_20_Source"><text:span text:style-name="T3"><text:tab/><text:tab/><text:tab/></text:span><text:span text:style-name="T11">leaderWatcher</text:span><text:span text:style-name="T3">.onHeartbeat();</text:span></text:p>
        </text:list-item>
        <text:list-item>
          <text:p text:style-name="Code_20_Source"/>
        </text:list-item>
        <text:list-item>
          <text:p text:style-name="Code_20_Source"><text:span text:style-name="T3"><text:tab/><text:tab/><text:tab/>log(</text:span><text:span text:style-name="T19">"Granting my vote to "</text:span><text:span text:style-name="T3"> + candidateId, </text:span><text:span text:style-name="T14">INFO</text:span><text:span text:style-name="T3">);</text:span></text:p>
        </text:list-item>
        <text:list-item>
          <text:p text:style-name="Code_20_Source"><text:span text:style-name="T3"><text:tab/><text:tab/><text:tab/></text:span><text:span text:style-name="T10">return</text:span><text:span text:style-name="T3"> </text:span><text:span text:style-name="T10">true</text:span><text:span text:style-name="T3">;</text:span></text:p>
        </text:list-item>
        <text:list-item>
          <text:p text:style-name="Code_20_Source"><text:tab/><text:tab/>}</text:p>
        </text:list-item>
        <text:list-item>
          <text:p text:style-name="Code_20_Source"><text:span text:style-name="T6"><text:tab/>}</text:span></text:p>
        </text:list-item>
      </text:list>
      <text:h text:style-name="P15" text:outline-level="2"><text:bookmark-start text:name="__RefHeading__2651_1105286261"/>StartElection<text:bookmark-end text:name="__RefHeading__2651_1105286261"/></text:h>
      <text:p text:style-name="Text_20_body"><text:span text:style-name="T24">This method is called by the leader watcher thread when it detects that the election timeout has passed without any valid leader sending a heartbeat. It will start the election.</text:span></text:p>
      <text:list xml:id="list531338331" text:continue-list="list1633233890" text:style-name="Numérotation_20_Code">
        <text:list-item text:start-value="1">
          <text:p text:style-name="Code_20_Source"><text:span text:style-name="T24">/*</text:span></text:p>
        </text:list-item>
        <text:list-item>
          <text:p text:style-name="Code_20_Source"><text:tab/> * Leader election</text:p>
        </text:list-item>
        <text:list-item>
          <text:p text:style-name="Code_20_Source"><text:tab/> */</text:p>
        </text:list-item>
        <text:list-item>
          <text:p text:style-name="Code_20_Source"><text:span text:style-name="T3"><text:tab/></text:span><text:span text:style-name="T10">private</text:span><text:span text:style-name="T3"> </text:span><text:span text:style-name="T10">void</text:span><text:span text:style-name="T3"> startElection() {</text:span></text:p>
        </text:list-item>
        <text:list-item>
          <text:p text:style-name="Code_20_Source"><text:span text:style-name="T3"><text:tab/><text:tab/></text:span><text:span text:style-name="T15">// Steps</text:span></text:p>
        </text:list-item>
        <text:list-item>
          <text:p text:style-name="Code_20_Source"><text:span text:style-name="T3"><text:tab/><text:tab/></text:span><text:span text:style-name="T10">synchronized</text:span><text:span text:style-name="T3"> ( </text:span><text:span text:style-name="T14">guard</text:span><text:span text:style-name="T3"> ) {</text:span></text:p>
        </text:list-item>
        <text:list-item>
          <text:p text:style-name="Code_20_Source"><text:span text:style-name="T3"><text:tab/><text:tab/><text:tab/></text:span><text:span text:style-name="T15">// 2-Change to candidate state</text:span></text:p>
        </text:list-item>
        <text:list-item>
          <text:p text:style-name="Code_20_Source"><text:span text:style-name="T3"><text:tab/><text:tab/><text:tab/></text:span><text:span text:style-name="T10">if</text:span><text:span text:style-name="T3"> (</text:span><text:span text:style-name="T11">state</text:span><text:span text:style-name="T3"> == RaftState.</text:span><text:span text:style-name="T14">CANDIDATE</text:span><text:span text:style-name="T3">) {</text:span></text:p>
        </text:list-item>
        <text:list-item>
          <text:p text:style-name="Code_20_Source"><text:span text:style-name="T3"><text:tab/><text:tab/><text:tab/><text:tab/>log(</text:span><text:span text:style-name="T19">"&gt;&gt;&gt;&gt;&gt;&gt;&gt;&gt; The election ended without choosing a leader, therefore, it will be restarted &lt;&lt;&lt;&lt;&lt;&lt;&lt;&lt;&lt;&lt; "</text:span><text:span text:style-name="T3">, </text:span><text:span text:style-name="T14">INFO</text:span><text:span text:style-name="T3">);</text:span></text:p>
        </text:list-item>
        <text:list-item>
          <text:p text:style-name="Code_20_Source"><text:span text:style-name="T3"><text:tab/><text:tab/><text:tab/>} </text:span><text:span text:style-name="T10">else</text:span><text:span text:style-name="T3"> {</text:span></text:p>
        </text:list-item>
        <text:list-item>
          <text:p text:style-name="Code_20_Source"><text:span text:style-name="T3"><text:tab/><text:tab/><text:tab/><text:tab/>log(</text:span><text:span text:style-name="T19">"&gt;&gt;&gt;&gt;&gt;&gt;&gt;&gt; Starting election on host "</text:span><text:span text:style-name="T3"> + getServerId(), </text:span><text:span text:style-name="T14">INFO</text:span><text:span text:style-name="T3">);</text:span></text:p>
        </text:list-item>
        <text:list-item>
          <text:p text:style-name="Code_20_Source"><text:tab/><text:tab/><text:tab/>}</text:p>
        </text:list-item>
        <text:list-item>
          <text:p text:style-name="Code_20_Source"/>
        </text:list-item>
        <text:list-item>
          <text:p text:style-name="Code_20_Source"><text:span text:style-name="T3"><text:tab/><text:tab/><text:tab/></text:span><text:span text:style-name="T15">// 1-Increment current term</text:span></text:p>
        </text:list-item>
        <text:list-item>
          <text:p text:style-name="Code_20_Source"><text:span text:style-name="T3"><text:tab/><text:tab/><text:tab/></text:span><text:span text:style-name="T11">persistentState</text:span><text:span text:style-name="T3">.nextTerm();</text:span></text:p>
        </text:list-item>
        <text:list-item>
          <text:p text:style-name="Code_20_Source"><text:span text:style-name="T3"><text:tab/><text:tab/><text:tab/></text:span><text:span text:style-name="T10">long</text:span><text:span text:style-name="T3"> term = </text:span><text:span text:style-name="T11">persistentState</text:span><text:span text:style-name="T3">.getCurrentTerm();</text:span></text:p>
        </text:list-item>
        <text:list-item>
          <text:p text:style-name="Code_20_Source"><text:soft-page-break/><text:span text:style-name="T3"><text:tab/><text:tab/><text:tab/>log(</text:span><text:span text:style-name="T19">"Incrementing my term to "</text:span><text:span text:style-name="T3"> + term, </text:span><text:span text:style-name="T14">INFO</text:span><text:span text:style-name="T3">);</text:span></text:p>
        </text:list-item>
        <text:list-item>
          <text:p text:style-name="Code_20_Source"/>
        </text:list-item>
        <text:list-item>
          <text:p text:style-name="Code_20_Source"><text:span text:style-name="T3"><text:tab/><text:tab/><text:tab/></text:span><text:span text:style-name="T15">// 2 - Clear list of received votes</text:span></text:p>
        </text:list-item>
        <text:list-item>
          <text:p text:style-name="Code_20_Source"><text:span text:style-name="T3"><text:tab/><text:tab/><text:tab/></text:span><text:span text:style-name="T10">this</text:span><text:span text:style-name="T3">.</text:span><text:span text:style-name="T11">receivedVotes</text:span><text:span text:style-name="T3"> = </text:span><text:span text:style-name="T10">new</text:span><text:span text:style-name="T3"> HashSet&lt;Host&gt;();</text:span></text:p>
        </text:list-item>
        <text:list-item>
          <text:p text:style-name="Code_20_Source"/>
        </text:list-item>
        <text:list-item>
          <text:p text:style-name="Code_20_Source"><text:span text:style-name="T3"><text:tab/><text:tab/><text:tab/></text:span><text:span text:style-name="T15">// 3 - Change state</text:span></text:p>
        </text:list-item>
        <text:list-item>
          <text:p text:style-name="Code_20_Source"><text:span text:style-name="T3"><text:tab/><text:tab/><text:tab/>changeState(RaftState.</text:span><text:span text:style-name="T14">CANDIDATE</text:span><text:span text:style-name="T3">);</text:span></text:p>
        </text:list-item>
        <text:list-item>
          <text:p text:style-name="Code_20_Source"><text:span text:style-name="T3"><text:tab/><text:tab/><text:tab/>setLeader(</text:span><text:span text:style-name="T10">null</text:span><text:span text:style-name="T3">);</text:span></text:p>
        </text:list-item>
        <text:list-item>
          <text:p text:style-name="Code_20_Source"/>
        </text:list-item>
        <text:list-item>
          <text:p text:style-name="Code_20_Source"><text:span text:style-name="T3"><text:tab/><text:tab/><text:tab/></text:span><text:span text:style-name="T15">// 4 - Vote for self</text:span></text:p>
        </text:list-item>
        <text:list-item>
          <text:p text:style-name="Code_20_Source"><text:span text:style-name="T3"><text:tab/><text:tab/><text:tab/></text:span><text:span text:style-name="T10">this</text:span><text:span text:style-name="T3">.</text:span><text:span text:style-name="T11">persistentState</text:span><text:span text:style-name="T3">.setVotedFor(getServerId());</text:span></text:p>
        </text:list-item>
        <text:list-item>
          <text:p text:style-name="Code_20_Source"><text:span text:style-name="T3"><text:tab/><text:tab/><text:tab/></text:span><text:span text:style-name="T10">this</text:span><text:span text:style-name="T3">.</text:span><text:span text:style-name="T11">receivedVotes</text:span><text:span text:style-name="T3">.add(</text:span><text:span text:style-name="T11">localHost</text:span><text:span text:style-name="T3">);</text:span></text:p>
        </text:list-item>
        <text:list-item>
          <text:p text:style-name="Code_20_Source"/>
        </text:list-item>
        <text:list-item>
          <text:p text:style-name="Code_20_Source"/>
        </text:list-item>
        <text:list-item>
          <text:p text:style-name="Code_20_Source"><text:span text:style-name="T3"><text:tab/><text:tab/><text:tab/></text:span><text:span text:style-name="T15">// Stop previous vote requesters</text:span></text:p>
        </text:list-item>
        <text:list-item>
          <text:p text:style-name="Code_20_Source"><text:span text:style-name="T3"><text:tab/><text:tab/><text:tab/></text:span><text:span text:style-name="T10">for</text:span><text:span text:style-name="T3"> ( RaftThread t : </text:span><text:span text:style-name="T11">voteRequesters</text:span><text:span text:style-name="T3"> ) {</text:span></text:p>
        </text:list-item>
        <text:list-item>
          <text:p text:style-name="Code_20_Source"><text:tab/><text:tab/><text:tab/><text:tab/>t.stopThread();</text:p>
        </text:list-item>
        <text:list-item>
          <text:p text:style-name="Code_20_Source"><text:tab/><text:tab/><text:tab/>}</text:p>
        </text:list-item>
        <text:list-item>
          <text:p text:style-name="Code_20_Source"><text:span text:style-name="T3"><text:tab/><text:tab/><text:tab/></text:span><text:span text:style-name="T11">voteRequesters</text:span><text:span text:style-name="T3">.clear();</text:span></text:p>
        </text:list-item>
        <text:list-item>
          <text:p text:style-name="Code_20_Source"/>
        </text:list-item>
        <text:list-item>
          <text:p text:style-name="Code_20_Source"><text:span text:style-name="T3"><text:tab/><text:tab/><text:tab/></text:span><text:span text:style-name="T15">// Start voteRequesters.</text:span></text:p>
        </text:list-item>
        <text:list-item>
          <text:p text:style-name="Code_20_Source"><text:span text:style-name="T3"><text:tab/><text:tab/><text:tab/></text:span><text:span text:style-name="T10">for</text:span><text:span text:style-name="T3"> (Host h : </text:span><text:span text:style-name="T11">otherServers</text:span><text:span text:style-name="T3">) {</text:span></text:p>
        </text:list-item>
        <text:list-item>
          <text:p text:style-name="Code_20_Source"><text:span text:style-name="T3"><text:tab/><text:tab/><text:tab/><text:tab/>VoteRequesterThread t = </text:span><text:span text:style-name="T10">new</text:span><text:span text:style-name="T3"> VoteRequesterThread(h, </text:span><text:span text:style-name="T11">persistentState</text:span><text:span text:style-name="T3">.getCurrentTerm());</text:span></text:p>
        </text:list-item>
        <text:list-item>
          <text:p text:style-name="Code_20_Source"><text:span text:style-name="T3"><text:tab/><text:tab/><text:tab/><text:tab/></text:span><text:span text:style-name="T11">voteRequesters</text:span><text:span text:style-name="T3">.add(t);</text:span></text:p>
        </text:list-item>
        <text:list-item>
          <text:p text:style-name="Code_20_Source"><text:tab/><text:tab/><text:tab/><text:tab/>t.start();</text:p>
        </text:list-item>
        <text:list-item>
          <text:p text:style-name="Code_20_Source"><text:tab/><text:tab/><text:tab/>}</text:p>
        </text:list-item>
        <text:list-item>
          <text:p text:style-name="Code_20_Source"><text:tab/><text:tab/>}</text:p>
        </text:list-item>
        <text:list-item>
          <text:p text:style-name="Code_20_Source"><text:span text:style-name="T6"><text:tab/>}</text:span></text:p>
        </text:list-item>
      </text:list>
      <text:h text:style-name="P14" text:outline-level="1"><text:bookmark-start text:name="__RefHeading__2653_1105286261"/>Testing the code<text:bookmark-end text:name="__RefHeading__2653_1105286261"/></text:h>
      <text:p text:style-name="P3">To ensure the correct behaviour of every part of the implementation, we followed a structured test plan, consisting in:</text:p>
      <text:list xml:id="list437472891" text:style-name="L4">
        <text:list-item>
          <text:p text:style-name="P10">Every phase is tested separately.</text:p>
          <text:list>
            <text:list-item>
              <text:p text:style-name="P10">Test phase without disconnections</text:p>
            </text:list-item>
            <text:list-item>
              <text:p text:style-name="P10">Test phase adding the disconnection parameter demanded on the assessment</text:p>
            </text:list-item>
          </text:list>
        </text:list-item>
        <text:list-item>
          <text:p text:style-name="P10">Test the overall application in our local machines</text:p>
        </text:list-item>
        <text:list-item>
          <text:p text:style-name="P10">Test the application in Amazon’s machines provided by the consultants</text:p>
        </text:list-item>
        <text:list-item>
          <text:p text:style-name="P10">Test the application in the SDLAB</text:p>
        </text:list-item>
      </text:list>
      <text:p text:style-name="P3">To perform every phase of the test plan, we executed our implementation using the script “start.sh” provided by the consultants, adding to it the correct parameters to run the desired phase to test. In cases where it was necessary, we modified the config file config.properties.</text:p>
      <text:h text:style-name="P13" text:outline-level="1"><text:bookmark-start text:name="__RefHeading__2655_1105286261"/>How to run Raft Consensus algorithm's implementation<text:bookmark-end text:name="__RefHeading__2655_1105286261"/></text:h>
      <text:p text:style-name="P3">To build our implementation, we followed thoroughly the structure given by the consultants of this subject and, therefore, it can be run using the same commands and parameters as per the consultant's implementation.</text:p>
      <text:p text:style-name="P3">In addition to this, it can be run with the requested parameters set by the consultants in config.properties file.</text:p>
      <text:h text:style-name="P13" text:outline-level="1"><text:bookmark-start text:name="__RefHeading__2657_1105286261"/>Conclusions<text:bookmark-end text:name="__RefHeading__2657_1105286261"/></text:h>
      <text:p text:style-name="P3">This assignment provided us the opportunity of understanding how the basic structure of a distributed system is constructed and test how it works on a real environment. We had to deal with the decisions related to the pursuit of a better performance in our implementation.</text:p>
      <text:p text:style-name="P3">Also, we’ve seen the importance of the KISS principle (Keep it Simple, Stupid). Raft has as its main goal to offer a simple yet effective approach to create a Consensus Algorithm. Even with the efforts of the creators, we’ve struggled during weeks to get all the cluster working properly. If we’ve had to implement Paxos that is not aimed towards simplicity, the effort required to obtain the same outcome would have probably been considerably higher.</text:p>
      <text:h text:style-name="Heading_20_3" text:outline-level="3"><text:bookmark-start text:name="__RefHeading__2521_1726739217"/>Known limitations<text:bookmark-end text:name="__RefHeading__2521_1726739217"/></text:h>
      <text:p text:style-name="P11">During the evaluation of the Raft algorithm some limitations have been discovered that should be known to the reader.</text:p>
      <text:p text:style-name="P11">First of all, the most common cause for an error during a run is for a given process to be <text:soft-page-break/>disconnected by the testing environment without being connected again to the cluster.</text:p>
      <text:p text:style-name="P11">In this scenario, the node's log will fall behind the rest of the cluster and on comparing it with the rest of the cluster will be marked as an invalid result. Up to the day of the composition of this deliverable no work around has been found to force a node to reconnect prior to the tear down of the system.</text:p>
      <text:p text:style-name="P11">Furthermore, during some of the many tests that have been performed on the platform log divergence has been found. Nevertheless, this minor divergences have been impossible to debug as the only mean to detect the core of the issue is through the platform's output and it appeared to be correct during the whole execution.</text:p>
      <text:p text:style-name="P11">Finally, the probability of a run to end with log divergences was detected to be higher as the probability of disconnection of cluster node's increased. For the initial value set in the file <text:span text:style-name="T23">config.properties</text:span>, the probability of log divergence was actually 0 (meaning that it hasn't occurred to us in all the tests performed with the given disconnection probability), but as we increase the probability of disconnection (up to 0.25 was tested) the possible log divergences increased in concord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aco" svg:font-family="Monaco" style:font-adornments="Normal"/>
    <style:font-face style:name="OpenSymbol" svg:font-family="OpenSymbol"/>
    <style:font-face style:name="Monospace" svg:font-family="Monospace"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 svg:font-family="Dustismo" style:font-adornments="Gras" style:font-pitch="variable"/>
    <style:font-face style:name="Dustismo2" svg:font-family="Dustismo" style:font-adornments="Italique" style:font-pitch="variable"/>
    <style:font-face style:name="Dustismo1" svg:font-family="Dustismo" style:font-adornments="Italique gras" style:font-pitch="variable"/>
    <style:font-face style:name="Dustismo Roman" svg:font-family="'Dustismo Roman'" style:font-adornments="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100%" fo:margin-left="0cm" fo:margin-right="0cm" fo:margin-top="0cm" fo:margin-bottom="0.101cm" fo:text-align="justify" style:justify-single-word="false" fo:text-indent="0.199cm" style:auto-text-indent="false" style:page-number="auto" fo:background-color="transparent" style:shadow="none" text:number-lines="true" text:line-number="0">
        <style:background-image/>
      </style:paragraph-properties>
      <style:text-properties style:font-name="Ubuntu" style:font-size-asian="10.5pt"/>
    </style:style>
    <style:style style:name="Heading" style:family="paragraph" style:parent-style-name="Standard" style:next-style-name="Text_20_body" style:class="text">
      <style:paragraph-properties fo:margin-top="0cm" fo:margin-bottom="1cm"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Dustismo Roman" fo:font-size="24pt" fo:font-weight="bold"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101cm"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100%" fo:margin-left="0cm" fo:margin-right="0cm" fo:margin-top="0.212cm" fo:margin-bottom="0.212cm" fo:text-align="center" style:justify-single-word="false" fo:text-indent="0cm" style:auto-text-indent="false" text:number-lines="false" text:line-number="0"/>
      <style:text-properties fo:font-size="11pt" fo:font-style="italic"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fo:margin="100%" fo:margin-left="0.101cm" fo:margin-right="0cm" fo:margin-top="0.6cm" fo:margin-bottom="0.6cm"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style:font-name="Dustismo" fo:font-size="20pt" fo:font-weight="bold" fo:background-color="#e6e6e6"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101cm" fo:margin-right="0cm" fo:margin-top="0.3cm" fo:margin-bottom="0.3cm"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Dustismo" fo:font-size="18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100%" fo:margin-left="0cm" fo:margin-right="0cm" fo:margin-top="0.199cm" fo:margin-bottom="0.199cm"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Dustismo1" fo:font-size="16pt" fo:font-style="normal" style:font-weight-asian="bold" style:font-weight-complex="bold"/>
    </style:style>
    <style:style style:name="Heading_20_4" style:display-name="Heading 4" style:family="paragraph" style:parent-style-name="Standard" style:next-style-name="Text_20_body" style:default-outline-level="4"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2"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100%" fo:margin-left="0.101cm" fo:margin-right="0cm" fo:margin-top="0.199cm" fo:margin-bottom="0.199cm"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1" fo:font-size="16pt" fo:font-style="italic" fo:font-weight="bold" style:font-size-asian="75%" style:font-weight-asian="bold" style:font-size-complex="75%" style:font-weight-complex="bold"/>
    </style:style>
    <style:style style:name="Signature" style:family="paragraph" style:parent-style-name="Standard" style:class="text" style:master-page-name="">
      <style:paragraph-properties fo:margin="100%" fo:margin-left="0.6cm" fo:margin-right="0.6cm" fo:margin-top="0cm" fo:margin-bottom="0cm"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style="italic" fo:font-weight="250" style:font-size-asian="10.5pt"/>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100%" fo:margin-left="1cm" fo:margin-right="1cm" fo:margin-top="0cm" fo:margin-bottom="0.499cm"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100%" fo:margin-left="1cm" fo:margin-right="0cm" fo:margin-top="0cm" fo:margin-bottom="0cm"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text-properties style:font-weight-asian="normal"/>
    </style:style>
    <style:style style:name="Addressee" style:family="paragraph" style:parent-style-name="Standard" style:class="extra">
      <style:paragraph-properties fo:margin-top="0cm" fo:margin-bottom="0.106cm"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style:font-size-asian="10.5pt"/>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100%" fo:margin-left="0cm" fo:margin-right="0cm" fo:margin-top="0cm" fo:margin-bottom="0cm" fo:text-indent="0cm" style:auto-text-indent="false"/>
    </style:style>
    <style:style style:name="Index_20_2" style:display-name="Index 2" style:family="paragraph" style:parent-style-name="Index" style:class="index">
      <style:paragraph-properties fo:margin="100%" fo:margin-left="0.499cm" fo:margin-right="0cm" fo:margin-top="0cm" fo:margin-bottom="0cm" fo:text-indent="0cm" style:auto-text-indent="false"/>
    </style:style>
    <style:style style:name="Index_20_3" style:display-name="Index 3" style:family="paragraph" style:parent-style-name="Index" style:class="index">
      <style:paragraph-properties fo:margin="100%" fo:margin-left="0.998cm" fo:margin-right="0cm" fo:margin-top="0cm" fo:margin-bottom="0cm" fo:text-indent="0cm" style:auto-text-indent="false"/>
    </style:style>
    <style:style style:name="Index_20_Separator" style:display-name="Index Separator" style:family="paragraph" style:parent-style-name="Index" style:class="index">
      <style:paragraph-properties fo:margin="100%" fo:margin-left="0cm" fo:margin-right="0cm" fo:margin-top="0cm" fo:margin-bottom="0cm" fo:text-indent="0cm" style:auto-text-indent="false"/>
    </style:style>
    <style:style style:name="Index_20_Heading" style:display-name="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Numbering_20_1_20_Start" style:display-name="Numbering 1 Start" style:family="paragraph" style:parent-style-name="List" style:next-style-name="Numbering_20_1" style:class="list">
      <style:paragraph-properties fo:margin="100%" fo:margin-left="0.635cm" fo:margin-right="0cm" fo:margin-top="0.423cm" fo:margin-bottom="0.212cm" fo:text-indent="-0.635cm" style:auto-text-indent="false"/>
    </style:style>
    <style:style style:name="Numbering_20_1_20_End" style:display-name="Numbering 1 End" style:family="paragraph" style:parent-style-name="List" style:next-style-name="Numbering_20_1" style:class="list">
      <style:paragraph-properties fo:margin="100%" fo:margin-left="0.635cm" fo:margin-right="0cm" fo:margin-top="0cm" fo:margin-bottom="0.423cm" fo:text-indent="-0.635cm" style:auto-text-indent="false"/>
    </style:style>
    <style:style style:name="Numbering_20_1_20_Cont." style:display-name="Numbering 1 Cont." style:family="paragraph" style:parent-style-name="List" style:class="list">
      <style:paragraph-properties fo:margin="100%"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100%" fo:margin-left="1.27cm" fo:margin-right="0cm" fo:margin-top="0cm" fo:margin-bottom="0.212cm" fo:text-indent="-0.635cm" style:auto-text-indent="false"/>
    </style:style>
    <style:style style:name="Numbering_20_5_20_Cont." style:display-name="Numbering 5 Cont." style:family="paragraph" style:parent-style-name="List" style:class="list">
      <style:paragraph-properties fo:margin="100%" fo:margin-left="3.175cm" fo:margin-right="0cm" fo:margin-top="0cm" fo:margin-bottom="0.212cm" fo:text-indent="0cm" style:auto-text-indent="false"/>
    </style:style>
    <style:style style:name="Numbering_20_5_20_End" style:display-name="Numbering 5 End" style:family="paragraph" style:parent-style-name="List" style:next-style-name="Numbering_20_5" style:class="list">
      <style:paragraph-properties fo:margin="100%"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Numbering_20_5_20_Start" style:display-name="Numbering 5 Start" style:family="paragraph" style:parent-style-name="List" style:next-style-name="Numbering_20_5" style:class="list">
      <style:paragraph-properties fo:margin="100%" fo:margin-left="3.175cm" fo:margin-right="0cm" fo:margin-top="0.423cm" fo:margin-bottom="0.212cm" fo:text-indent="-0.635cm" style:auto-text-indent="false"/>
    </style:style>
    <style:style style:name="Numbering_20_4_20_Cont." style:display-name="Numbering 4 Cont." style:family="paragraph" style:parent-style-name="List" style:class="list">
      <style:paragraph-properties fo:margin="100%" fo:margin-left="2.54cm" fo:margin-right="0cm" fo:margin-top="0cm" fo:margin-bottom="0.212cm" fo:text-indent="0cm" style:auto-text-indent="false"/>
    </style:style>
    <style:style style:name="Numbering_20_4_20_End" style:display-name="Numbering 4 End" style:family="paragraph" style:parent-style-name="List" style:next-style-name="Numbering_20_4" style:class="list">
      <style:paragraph-properties fo:margin="100%"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100%" fo:margin-left="2.54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100%" fo:margin-left="0.635cm" fo:margin-right="0cm" fo:margin-top="0cm" fo:margin-bottom="0.212cm" fo:text-indent="-0.635cm" style:auto-text-indent="false"/>
    </style:style>
    <style:style style:name="List_20_1_20_Start" style:display-name="List 1 Start" style:family="paragraph" style:parent-style-name="List" style:next-style-name="List_20_1" style:class="list">
      <style:paragraph-properties fo:margin="100%" fo:margin-left="0.635cm" fo:margin-right="0cm" fo:margin-top="0.423cm" fo:margin-bottom="0.212cm" fo:text-indent="-0.635cm" style:auto-text-indent="false"/>
    </style:style>
    <style:style style:name="List_20_1_20_End" style:display-name="List 1 End" style:family="paragraph" style:parent-style-name="List" style:next-style-name="List_20_1" style:class="list">
      <style:paragraph-properties fo:margin="100%" fo:margin-left="0.635cm" fo:margin-right="0cm" fo:margin-top="0cm" fo:margin-bottom="0.423cm" fo:text-indent="-0.635cm" style:auto-text-indent="false"/>
    </style:style>
    <style:style style:name="Subtitle" style:family="paragraph" style:parent-style-name="Heading" style:next-style-name="Text_20_body" style:class="chapter">
      <style:paragraph-properties fo:margin-top="0.4cm" fo:margin-bottom="0.6cm"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100%" fo:margin-left="0cm" fo:margin-right="0cm" fo:margin-top="0cm" fo:margin-bottom="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Ubuntu Mono" fo:font-size="10pt" style:font-name-asian="DejaVu Sans Mono" style:font-size-asian="10pt" style:font-name-complex="DejaVu Sans Mono" style:font-size-complex="10pt"/>
    </style:style>
    <style:style style:name="Object_20_index_20_heading" style:display-name="Object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100%" fo:margin-left="0cm" fo:margin-right="0cm" fo:margin-top="0cm" fo:margin-bottom="0.6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Numérotation_20_Code" style:class="text" style:master-page-name="">
      <style:paragraph-properties fo:margin="100%" fo:margin-left="0cm" fo:margin-right="0cm" fo:margin-top="0cm" fo:margin-bottom="0cm"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size="8pt" style:font-size-asian="10.5pt" style:font-weight-asian="normal"/>
    </style:style>
    <style:style style:name="Console" style:family="paragraph" style:parent-style-name="Text_20_body" style:default-outline-level="" style:list-style-name="" style:class="text" style:master-page-name="">
      <style:paragraph-properties fo:margin="100%" fo:margin-left="0cm" fo:margin-right="0cm" fo:margin-top="0cm" fo:margin-bottom="0cm"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style:font-size-asian="10.5pt" fo:hyphenate="false" fo:hyphenation-remain-char-count="2" fo:hyphenation-push-char-count="2"/>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Source_20_Code" style:display-name="Source Code" style:family="paragraph" style:parent-style-name="Text_20_body"/>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style:font-name-asian="OpenSymbol" style:font-size-asian="10.5pt" style:font-name-complex="OpenSymbol"/>
    </style:style>
    <style:style style:name="Line_20_numbering" style:display-name="Line numbering" style:family="text">
      <style:text-properties fo:color="#808080" style:font-name="Ubuntu Mono1"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style:font-name-asian="DejaVu Sans Mono" style:font-size-asian="10.5pt" style:font-name-complex="DejaVu Sans Mono"/>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style:font-name-asian="DejaVu Sans Mono" style:font-size-asian="10.5pt" style:font-name-complex="DejaVu Sans Mono"/>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style:font-name-asian="DejaVu Sans Mono" style:font-size-asian="10.5pt" style:font-name-complex="DejaVu Sans Mono"/>
    </style:style>
    <style:style style:name="Source_20_Text" style:display-name="Source Text" style:family="text">
      <style:text-properties style:font-name="Ubuntu Mono" style:font-name-asian="DejaVu Sans Mono" style:font-size-asian="10.5pt" style:font-name-complex="DejaVu Sans Mono"/>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1"/>
  </office:styles>
  <office:automatic-styles>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22T16:52:50.838567000</meta:creation-date>
    <meta:editing-duration>PT31M49S</meta:editing-duration>
    <meta:editing-cycles>20</meta:editing-cycles>
    <meta:generator>LibreOffice/3.5$Linux_X86_64 LibreOffice_project/350m1$Build-2</meta:generator>
    <dc:title>rapport</dc:title>
    <dc:date>2013-12-29T09:05:56</dc:date>
    <dc:creator>Usuario </dc:creator>
    <meta:document-statistic meta:table-count="0" meta:image-count="0" meta:object-count="0" meta:page-count="14" meta:paragraph-count="480" meta:word-count="3497" meta:character-count="22620" meta:non-whitespace-character-count="18697"/>
    <meta:user-defined meta:name="Info 1"/>
    <meta:user-defined meta:name="Info 2"/>
    <meta:user-defined meta:name="Info 3"/>
    <meta:user-defined meta:name="Info 4"/>
    <meta:template xlink:type="simple" xlink:actuate="onRequest" xlink:title="rapport" xlink:href="../../Library/Application%20Support/LibreOffice/4/user/template/en-US/rapport.ott" meta:date="2013-12-22T16:52:50.46"/>
  </office:meta>
</office:document-meta>
</file>